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35E6AAF6DAB409D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16.983cm" fo:margin-left="0cm" style:page-number="auto" fo:break-before="page" table:align="left"/>
    </style:style>
    <style:style style:name="Table1.A" style:family="table-column">
      <style:table-column-properties style:column-width="2.429cm"/>
    </style:style>
    <style:style style:name="Table1.B" style:family="table-column">
      <style:table-column-properties style:column-width="14.554cm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Text_20_body">
      <style:text-properties officeooo:paragraph-rsid="00186f9a"/>
    </style:style>
    <style:style style:name="P2" style:family="paragraph" style:parent-style-name="Text_20_body">
      <style:text-properties fo:font-weight="normal" officeooo:rsid="00de21d8" officeooo:paragraph-rsid="00f02a7f" style:font-weight-asian="normal" style:font-weight-complex="normal"/>
    </style:style>
    <style:style style:name="P3" style:family="paragraph" style:parent-style-name="Text_20_body">
      <style:text-properties fo:font-weight="normal" officeooo:rsid="00de21d8" officeooo:paragraph-rsid="00f25fc9" style:font-weight-asian="normal" style:font-weight-complex="normal"/>
    </style:style>
    <style:style style:name="P4" style:family="paragraph" style:parent-style-name="Text_20_body">
      <style:text-properties fo:font-weight="normal" officeooo:rsid="00de21d8" officeooo:paragraph-rsid="00f8d914" style:font-weight-asian="normal" style:font-weight-complex="normal"/>
    </style:style>
    <style:style style:name="P5" style:family="paragraph" style:parent-style-name="Text_20_body">
      <style:text-properties fo:font-weight="normal" officeooo:rsid="00de21d8" officeooo:paragraph-rsid="00fceee6" style:font-weight-asian="normal" style:font-weight-complex="normal"/>
    </style:style>
    <style:style style:name="P6" style:family="paragraph" style:parent-style-name="Text_20_body">
      <style:text-properties fo:font-weight="normal" officeooo:rsid="00de21d8" officeooo:paragraph-rsid="0105551b" style:font-weight-asian="normal" style:font-weight-complex="normal"/>
    </style:style>
    <style:style style:name="P7" style:family="paragraph" style:parent-style-name="Text_20_body">
      <style:text-properties fo:font-weight="normal" officeooo:paragraph-rsid="00f8d914" style:font-weight-asian="normal" style:font-weight-complex="normal"/>
    </style:style>
    <style:style style:name="P8" style:family="paragraph" style:parent-style-name="Text_20_body">
      <style:text-properties fo:font-weight="normal" officeooo:rsid="0100255c" officeooo:paragraph-rsid="0100255c" style:font-weight-asian="normal" style:font-weight-complex="normal"/>
    </style:style>
    <style:style style:name="P9" style:family="paragraph" style:parent-style-name="Text_20_body">
      <style:text-properties fo:font-weight="normal" officeooo:rsid="0100255c" officeooo:paragraph-rsid="0103b1d8" style:font-weight-asian="normal" style:font-weight-complex="normal"/>
    </style:style>
    <style:style style:name="P10" style:family="paragraph" style:parent-style-name="Text_20_body">
      <style:text-properties fo:font-weight="normal" officeooo:rsid="0100255c" officeooo:paragraph-rsid="0106bca9" style:font-weight-asian="normal" style:font-weight-complex="normal"/>
    </style:style>
    <style:style style:name="P11" style:family="paragraph" style:parent-style-name="Text_20_body">
      <style:text-properties fo:font-weight="normal" officeooo:rsid="0100255c" officeooo:paragraph-rsid="010c33d8" style:font-weight-asian="normal" style:font-weight-complex="normal"/>
    </style:style>
    <style:style style:name="P12" style:family="paragraph" style:parent-style-name="Text_20_body">
      <style:text-properties fo:font-weight="normal" officeooo:rsid="0100255c" officeooo:paragraph-rsid="010f006d" style:font-weight-asian="normal" style:font-weight-complex="normal"/>
    </style:style>
    <style:style style:name="P13" style:family="paragraph" style:parent-style-name="Text_20_body">
      <style:text-properties fo:font-weight="normal" officeooo:rsid="0100255c" officeooo:paragraph-rsid="011246a7" style:font-weight-asian="normal" style:font-weight-complex="normal"/>
    </style:style>
    <style:style style:name="P14" style:family="paragraph" style:parent-style-name="Text_20_body">
      <style:text-properties fo:font-weight="normal" officeooo:rsid="0100255c" officeooo:paragraph-rsid="01132172" style:font-weight-asian="normal" style:font-weight-complex="normal"/>
    </style:style>
    <style:style style:name="P15" style:family="paragraph" style:parent-style-name="Text_20_body">
      <style:text-properties fo:font-weight="normal" officeooo:rsid="0100255c" officeooo:paragraph-rsid="01167791" style:font-weight-asian="normal" style:font-weight-complex="normal"/>
    </style:style>
    <style:style style:name="P16" style:family="paragraph" style:parent-style-name="Text_20_body">
      <style:text-properties fo:font-weight="normal" officeooo:rsid="0100255c" officeooo:paragraph-rsid="0119368b" style:font-weight-asian="normal" style:font-weight-complex="normal"/>
    </style:style>
    <style:style style:name="P17" style:family="paragraph" style:parent-style-name="Text_20_body">
      <style:text-properties fo:font-weight="normal" officeooo:rsid="0100255c" officeooo:paragraph-rsid="011ea88a" style:font-weight-asian="normal" style:font-weight-complex="normal"/>
    </style:style>
    <style:style style:name="P18" style:family="paragraph" style:parent-style-name="Text_20_body">
      <style:text-properties fo:font-weight="normal" officeooo:rsid="0100255c" officeooo:paragraph-rsid="01203f75" style:font-weight-asian="normal" style:font-weight-complex="normal"/>
    </style:style>
    <style:style style:name="P19" style:family="paragraph" style:parent-style-name="Text_20_body">
      <style:text-properties fo:font-weight="normal" officeooo:rsid="0100255c" officeooo:paragraph-rsid="01244000" style:font-weight-asian="normal" style:font-weight-complex="normal"/>
    </style:style>
    <style:style style:name="P20" style:family="paragraph" style:parent-style-name="Text_20_body">
      <style:text-properties fo:font-weight="normal" officeooo:rsid="0100255c" officeooo:paragraph-rsid="012fd6ce" style:font-weight-asian="normal" style:font-weight-complex="normal"/>
    </style:style>
    <style:style style:name="P21" style:family="paragraph" style:parent-style-name="Text_20_body">
      <style:text-properties fo:font-weight="normal" officeooo:rsid="0100255c" officeooo:paragraph-rsid="0132986f" style:font-weight-asian="normal" style:font-weight-complex="normal"/>
    </style:style>
    <style:style style:name="P22" style:family="paragraph" style:parent-style-name="Text_20_body">
      <style:text-properties fo:font-weight="normal" officeooo:rsid="0100255c" officeooo:paragraph-rsid="013646ba" style:font-weight-asian="normal" style:font-weight-complex="normal"/>
    </style:style>
    <style:style style:name="P23" style:family="paragraph" style:parent-style-name="Text_20_body">
      <style:text-properties fo:font-weight="normal" officeooo:rsid="0100255c" officeooo:paragraph-rsid="015136b7" style:font-weight-asian="normal" style:font-weight-complex="normal"/>
    </style:style>
    <style:style style:name="P24" style:family="paragraph" style:parent-style-name="Text_20_body">
      <style:text-properties fo:font-weight="normal" officeooo:rsid="01127d05" officeooo:paragraph-rsid="0119368b" style:font-weight-asian="normal" style:font-weight-complex="normal"/>
    </style:style>
    <style:style style:name="P25" style:family="paragraph" style:parent-style-name="Text_20_body">
      <style:text-properties fo:font-weight="normal" officeooo:rsid="01127d05" officeooo:paragraph-rsid="011ea88a" style:font-weight-asian="normal" style:font-weight-complex="normal"/>
    </style:style>
    <style:style style:name="P26" style:family="paragraph" style:parent-style-name="Text_20_body">
      <style:text-properties fo:font-weight="normal" officeooo:rsid="01127d05" officeooo:paragraph-rsid="01203f75" style:font-weight-asian="normal" style:font-weight-complex="normal"/>
    </style:style>
    <style:style style:name="P27" style:family="paragraph" style:parent-style-name="Text_20_body">
      <style:text-properties fo:font-weight="normal" officeooo:rsid="011ea88a" officeooo:paragraph-rsid="011ea88a" style:font-weight-asian="normal" style:font-weight-complex="normal"/>
    </style:style>
    <style:style style:name="P28" style:family="paragraph" style:parent-style-name="Text_20_body">
      <style:text-properties fo:font-weight="normal" officeooo:rsid="01225516" officeooo:paragraph-rsid="01225516" style:font-weight-asian="normal" style:font-weight-complex="normal"/>
    </style:style>
    <style:style style:name="P29" style:family="paragraph" style:parent-style-name="Text_20_body">
      <style:text-properties fo:font-weight="normal" officeooo:rsid="01225516" officeooo:paragraph-rsid="01244000" style:font-weight-asian="normal" style:font-weight-complex="normal"/>
    </style:style>
    <style:style style:name="P30" style:family="paragraph" style:parent-style-name="Text_20_body">
      <style:text-properties fo:font-weight="normal" officeooo:rsid="01225516" officeooo:paragraph-rsid="012fd6ce" style:font-weight-asian="normal" style:font-weight-complex="normal"/>
    </style:style>
    <style:style style:name="P31" style:family="paragraph" style:parent-style-name="Text_20_body">
      <style:text-properties fo:font-weight="normal" officeooo:rsid="0132508d" officeooo:paragraph-rsid="0132986f" style:font-weight-asian="normal" style:font-weight-complex="normal"/>
    </style:style>
    <style:style style:name="P32" style:family="paragraph" style:parent-style-name="Text_20_body">
      <style:text-properties fo:font-weight="normal" officeooo:rsid="013b9bad" officeooo:paragraph-rsid="013b9bad" style:font-weight-asian="normal" style:font-weight-complex="normal"/>
    </style:style>
    <style:style style:name="P33" style:family="paragraph" style:parent-style-name="Text_20_body">
      <style:text-properties fo:font-weight="normal" officeooo:rsid="013b9bad" officeooo:paragraph-rsid="015136b7" style:font-weight-asian="normal" style:font-weight-complex="normal"/>
    </style:style>
    <style:style style:name="P34" style:family="paragraph" style:parent-style-name="Text_20_body">
      <style:text-properties fo:font-weight="normal" officeooo:rsid="01554961" officeooo:paragraph-rsid="01554961" style:font-weight-asian="normal" style:font-weight-complex="normal"/>
    </style:style>
    <style:style style:name="P35" style:family="paragraph" style:parent-style-name="Text_20_body">
      <style:text-properties officeooo:paragraph-rsid="005fc867"/>
    </style:style>
    <style:style style:name="P36" style:family="paragraph" style:parent-style-name="Text_20_body">
      <style:text-properties officeooo:paragraph-rsid="0061b333"/>
    </style:style>
    <style:style style:name="P37" style:family="paragraph" style:parent-style-name="Text_20_body">
      <style:text-properties officeooo:rsid="006f18be" officeooo:paragraph-rsid="00721d25"/>
    </style:style>
    <style:style style:name="P38" style:family="paragraph" style:parent-style-name="Text_20_body">
      <style:text-properties officeooo:rsid="00ce8379" officeooo:paragraph-rsid="00d10ef4"/>
    </style:style>
    <style:style style:name="P39" style:family="paragraph" style:parent-style-name="Text_20_body">
      <style:text-properties officeooo:rsid="00ce8379" officeooo:paragraph-rsid="00ce8379"/>
    </style:style>
    <style:style style:name="P40" style:family="paragraph" style:parent-style-name="Text_20_body">
      <style:text-properties officeooo:rsid="00cf52dd" officeooo:paragraph-rsid="00cf52dd"/>
    </style:style>
    <style:style style:name="P41" style:family="paragraph" style:parent-style-name="Text_20_body">
      <style:text-properties officeooo:rsid="00cf52dd" officeooo:paragraph-rsid="00e4d3ff"/>
    </style:style>
    <style:style style:name="P42" style:family="paragraph" style:parent-style-name="Text_20_body">
      <style:text-properties officeooo:paragraph-rsid="00d37254"/>
    </style:style>
    <style:style style:name="P43" style:family="paragraph" style:parent-style-name="Text_20_body">
      <style:text-properties officeooo:paragraph-rsid="00d96b52"/>
    </style:style>
    <style:style style:name="P44" style:family="paragraph" style:parent-style-name="Text_20_body">
      <style:text-properties officeooo:paragraph-rsid="00dab902"/>
    </style:style>
    <style:style style:name="P45" style:family="paragraph" style:parent-style-name="Text_20_body">
      <style:text-properties officeooo:rsid="00de21d8" officeooo:paragraph-rsid="00de21d8"/>
    </style:style>
    <style:style style:name="P46" style:family="paragraph" style:parent-style-name="Text_20_body">
      <style:text-properties officeooo:rsid="00de21d8" officeooo:paragraph-rsid="00deec26"/>
    </style:style>
    <style:style style:name="P47" style:family="paragraph" style:parent-style-name="Text_20_body">
      <style:text-properties officeooo:rsid="00de21d8" officeooo:paragraph-rsid="00e63cbf"/>
    </style:style>
    <style:style style:name="P48" style:family="paragraph" style:parent-style-name="Text_20_body">
      <style:text-properties officeooo:paragraph-rsid="00e4d3ff"/>
    </style:style>
    <style:style style:name="P49" style:family="paragraph" style:parent-style-name="Text_20_body">
      <style:text-properties fo:font-weight="bold" officeooo:rsid="00e56bff" officeooo:paragraph-rsid="00e56bff" style:font-weight-asian="bold" style:font-weight-complex="bold"/>
    </style:style>
    <style:style style:name="P50" style:family="paragraph" style:parent-style-name="Text_20_body">
      <style:text-properties fo:font-weight="bold" officeooo:paragraph-rsid="00f20ec3" style:font-weight-asian="bold" style:font-weight-complex="bold"/>
    </style:style>
    <style:style style:name="P51" style:family="paragraph" style:parent-style-name="Text_20_body">
      <style:text-properties fo:font-weight="bold" officeooo:paragraph-rsid="00f8d914" style:font-weight-asian="bold" style:font-weight-complex="bold"/>
    </style:style>
    <style:style style:name="P52" style:family="paragraph" style:parent-style-name="Text_20_body">
      <style:text-properties fo:font-weight="bold" officeooo:rsid="010d04ef" officeooo:paragraph-rsid="010d04ef" style:font-weight-asian="bold" style:font-weight-complex="bold"/>
    </style:style>
    <style:style style:name="P53" style:family="paragraph" style:parent-style-name="Text_20_body">
      <style:text-properties fo:font-weight="bold" officeooo:rsid="01096b50" officeooo:paragraph-rsid="01096b50" style:font-weight-asian="bold" style:font-weight-complex="bold"/>
    </style:style>
    <style:style style:name="P54" style:family="paragraph" style:parent-style-name="Text_20_body">
      <style:text-properties fo:font-weight="bold" officeooo:rsid="01109280" officeooo:paragraph-rsid="01109280" style:font-weight-asian="bold" style:font-weight-complex="bold"/>
    </style:style>
    <style:style style:name="P55" style:family="paragraph" style:parent-style-name="Text_20_body">
      <style:text-properties fo:font-weight="bold" officeooo:rsid="01109280" officeooo:paragraph-rsid="01132172" style:font-weight-asian="bold" style:font-weight-complex="bold"/>
    </style:style>
    <style:style style:name="P56" style:family="paragraph" style:parent-style-name="Text_20_body">
      <style:text-properties fo:font-weight="bold" officeooo:rsid="01127d05" officeooo:paragraph-rsid="01127d05" style:font-weight-asian="bold" style:font-weight-complex="bold"/>
    </style:style>
    <style:style style:name="P57" style:family="paragraph" style:parent-style-name="Text_20_body">
      <style:text-properties fo:font-weight="bold" officeooo:rsid="01127d05" officeooo:paragraph-rsid="01167791" style:font-weight-asian="bold" style:font-weight-complex="bold"/>
    </style:style>
    <style:style style:name="P58" style:family="paragraph" style:parent-style-name="Text_20_body">
      <style:text-properties fo:font-weight="bold" officeooo:rsid="010678c1" officeooo:paragraph-rsid="0103b1d8" style:font-weight-asian="bold" style:font-weight-complex="bold"/>
    </style:style>
    <style:style style:name="P59" style:family="paragraph" style:parent-style-name="Text_20_body">
      <style:text-properties fo:font-weight="bold" officeooo:rsid="0132508d" officeooo:paragraph-rsid="0132508d" style:font-weight-asian="bold" style:font-weight-complex="bold"/>
    </style:style>
    <style:style style:name="P60" style:family="paragraph" style:parent-style-name="Text_20_body">
      <style:text-properties fo:font-weight="bold" officeooo:rsid="01280a00" officeooo:paragraph-rsid="01280a00" style:font-weight-asian="bold" style:font-weight-complex="bold"/>
    </style:style>
    <style:style style:name="P61" style:family="paragraph" style:parent-style-name="Text_20_body">
      <style:text-properties officeooo:rsid="00e93670" officeooo:paragraph-rsid="00e93670"/>
    </style:style>
    <style:style style:name="P62" style:family="paragraph" style:parent-style-name="Text_20_body">
      <style:text-properties officeooo:rsid="00ec67db" officeooo:paragraph-rsid="00ec67db"/>
    </style:style>
    <style:style style:name="P63" style:family="paragraph" style:parent-style-name="Text_20_body">
      <style:text-properties officeooo:paragraph-rsid="00f20ec3"/>
    </style:style>
    <style:style style:name="P64" style:family="paragraph" style:parent-style-name="Text_20_body">
      <style:text-properties officeooo:paragraph-rsid="00f8d914"/>
    </style:style>
    <style:style style:name="P65" style:family="paragraph" style:parent-style-name="Text_20_body">
      <style:text-properties officeooo:paragraph-rsid="00fceee6"/>
    </style:style>
    <style:style style:name="P66" style:family="paragraph" style:parent-style-name="Text_20_body">
      <style:text-properties officeooo:paragraph-rsid="0103b1d8"/>
    </style:style>
    <style:style style:name="P67" style:family="paragraph" style:parent-style-name="Text_20_body">
      <style:text-properties officeooo:paragraph-rsid="0106bca9"/>
    </style:style>
    <style:style style:name="P68" style:family="paragraph" style:parent-style-name="Text_20_body">
      <style:text-properties officeooo:paragraph-rsid="010c33d8"/>
    </style:style>
    <style:style style:name="P69" style:family="paragraph" style:parent-style-name="Text_20_body">
      <style:text-properties officeooo:paragraph-rsid="010f006d"/>
    </style:style>
    <style:style style:name="P70" style:family="paragraph" style:parent-style-name="Text_20_body">
      <style:text-properties officeooo:paragraph-rsid="011246a7"/>
    </style:style>
    <style:style style:name="P71" style:family="paragraph" style:parent-style-name="Text_20_body">
      <style:text-properties officeooo:paragraph-rsid="01132172"/>
    </style:style>
    <style:style style:name="P72" style:family="paragraph" style:parent-style-name="Text_20_body">
      <style:text-properties officeooo:paragraph-rsid="0118617a"/>
    </style:style>
    <style:style style:name="P73" style:family="paragraph" style:parent-style-name="Text_20_body">
      <style:text-properties officeooo:paragraph-rsid="0119368b"/>
    </style:style>
    <style:style style:name="P74" style:family="paragraph" style:parent-style-name="Text_20_body">
      <style:text-properties officeooo:paragraph-rsid="011ea88a"/>
    </style:style>
    <style:style style:name="P75" style:family="paragraph" style:parent-style-name="Text_20_body">
      <style:text-properties officeooo:paragraph-rsid="01203f75"/>
    </style:style>
    <style:style style:name="P76" style:family="paragraph" style:parent-style-name="Text_20_body">
      <style:text-properties officeooo:paragraph-rsid="01244000"/>
    </style:style>
    <style:style style:name="P77" style:family="paragraph" style:parent-style-name="Text_20_body">
      <style:text-properties fo:color="#1c1c1c" officeooo:rsid="00de21d8" officeooo:paragraph-rsid="00deec26"/>
    </style:style>
    <style:style style:name="P78" style:family="paragraph" style:parent-style-name="Text_20_body">
      <style:text-properties fo:color="#1c1c1c" officeooo:rsid="00de21d8" officeooo:paragraph-rsid="00e63cbf"/>
    </style:style>
    <style:style style:name="P79" style:family="paragraph" style:parent-style-name="Text_20_body">
      <style:text-properties officeooo:paragraph-rsid="012fd6ce"/>
    </style:style>
    <style:style style:name="P80" style:family="paragraph" style:parent-style-name="Text_20_body">
      <style:text-properties officeooo:paragraph-rsid="0132986f"/>
    </style:style>
    <style:style style:name="P81" style:family="paragraph" style:parent-style-name="Text_20_body">
      <style:text-properties officeooo:paragraph-rsid="013646ba"/>
    </style:style>
    <style:style style:name="P82" style:family="paragraph" style:parent-style-name="Text_20_body">
      <style:text-properties officeooo:rsid="014934ca" officeooo:paragraph-rsid="014934ca"/>
    </style:style>
    <style:style style:name="P83" style:family="paragraph" style:parent-style-name="Text_20_body">
      <style:text-properties officeooo:rsid="01498dcd" officeooo:paragraph-rsid="01498dcd"/>
    </style:style>
    <style:style style:name="P84" style:family="paragraph" style:parent-style-name="Text_20_body">
      <style:text-properties officeooo:rsid="014caafc" officeooo:paragraph-rsid="014caafc"/>
    </style:style>
    <style:style style:name="P85" style:family="paragraph" style:parent-style-name="Text_20_body">
      <style:text-properties officeooo:rsid="01480e2f" officeooo:paragraph-rsid="01480e2f"/>
    </style:style>
    <style:style style:name="P86" style:family="paragraph" style:parent-style-name="Text_20_body">
      <style:text-properties officeooo:paragraph-rsid="015136b7"/>
    </style:style>
    <style:style style:name="P87" style:family="paragraph" style:parent-style-name="Text_20_body">
      <style:text-properties officeooo:paragraph-rsid="01540393"/>
    </style:style>
    <style:style style:name="P88" style:family="paragraph" style:parent-style-name="Text_20_body">
      <style:text-properties officeooo:paragraph-rsid="015f76ae"/>
    </style:style>
    <style:style style:name="P89" style:family="paragraph" style:parent-style-name="Text_20_body">
      <style:text-properties officeooo:rsid="016c11ab" officeooo:paragraph-rsid="016c11ab"/>
    </style:style>
    <style:style style:name="P90" style:family="paragraph" style:parent-style-name="Standard">
      <style:paragraph-properties fo:text-align="center" style:justify-single-word="false"/>
    </style:style>
    <style:style style:name="P9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9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93" style:family="paragraph" style:parent-style-name="Standard">
      <style:text-properties officeooo:paragraph-rsid="003f068d"/>
    </style:style>
    <style:style style:name="P94" style:family="paragraph" style:parent-style-name="Standard">
      <style:text-properties fo:font-weight="normal" officeooo:rsid="0100255c" officeooo:paragraph-rsid="0106bca9" style:font-weight-asian="normal" style:font-weight-complex="normal"/>
    </style:style>
    <style:style style:name="P95" style:family="paragraph" style:parent-style-name="Standard">
      <style:text-properties fo:font-weight="normal" officeooo:rsid="0100255c" officeooo:paragraph-rsid="010c33d8" style:font-weight-asian="normal" style:font-weight-complex="normal"/>
    </style:style>
    <style:style style:name="P96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9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9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2pt" officeooo:rsid="009fbe36" officeooo:paragraph-rsid="009fbe36" style:font-size-asian="12pt" style:font-size-complex="12pt"/>
    </style:style>
    <style:style style:name="P9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2pt" officeooo:rsid="00a20848" officeooo:paragraph-rsid="00a20848" style:font-size-asian="12pt" style:font-size-complex="12pt"/>
    </style:style>
    <style:style style:name="P10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2pt" officeooo:rsid="00a51ab3" officeooo:paragraph-rsid="00a51ab3" style:font-size-asian="12pt" style:font-size-complex="12pt"/>
    </style:style>
    <style:style style:name="P10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2pt" officeooo:rsid="00acc4a4" officeooo:paragraph-rsid="00acc4a4" style:font-size-asian="12pt" style:font-size-complex="12pt"/>
    </style:style>
    <style:style style:name="P10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2pt" officeooo:rsid="00ad3fab" officeooo:paragraph-rsid="00ad3fab" style:font-size-asian="12pt" style:font-size-complex="12pt"/>
    </style:style>
    <style:style style:name="P10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2pt" officeooo:rsid="00b01740" officeooo:paragraph-rsid="00b01740" style:font-size-asian="12pt" style:font-size-complex="12pt"/>
    </style:style>
    <style:style style:name="P10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2pt" officeooo:rsid="00b0d072" officeooo:paragraph-rsid="00b0d072" style:font-size-asian="12pt" style:font-size-complex="12pt"/>
    </style:style>
    <style:style style:name="P10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2pt" officeooo:rsid="00b15e4b" officeooo:paragraph-rsid="00b15e4b" style:font-size-asian="12pt" style:font-size-complex="12pt"/>
    </style:style>
    <style:style style:name="P10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2pt" officeooo:rsid="009db716" officeooo:paragraph-rsid="009eaf19" style:font-size-asian="12pt" style:font-size-complex="12pt"/>
    </style:style>
    <style:style style:name="P10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rsid="01610a30"/>
    </style:style>
    <style:style style:name="P108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text-indent="0cm" style:auto-text-indent="false" style:page-number="auto" fo:background-color="transparent"/>
      <style:text-properties fo:font-size="12pt" officeooo:rsid="009d2920" officeooo:paragraph-rsid="009eaf19" style:font-size-asian="12pt" style:font-size-complex="12pt"/>
    </style:style>
    <style:style style:name="P10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1610a30"/>
    </style:style>
    <style:style style:name="P110" style:family="paragraph" style:parent-style-name="Text_20_body">
      <style:paragraph-properties fo:margin-top="0cm" fo:margin-bottom="0cm" loext:contextual-spacing="false"/>
      <style:text-properties officeooo:rsid="0158a63b" officeooo:paragraph-rsid="0158a63b"/>
    </style:style>
    <style:style style:name="P111" style:family="paragraph" style:parent-style-name="Text_20_body">
      <style:paragraph-properties fo:margin-top="0cm" fo:margin-bottom="0cm" loext:contextual-spacing="false"/>
      <style:text-properties officeooo:rsid="015a3521" officeooo:paragraph-rsid="015a3521"/>
    </style:style>
    <style:style style:name="P112" style:family="paragraph" style:parent-style-name="Text_20_body">
      <style:paragraph-properties fo:margin-top="0cm" fo:margin-bottom="0cm" loext:contextual-spacing="false"/>
      <style:text-properties style:font-name="Liberation Mono" officeooo:paragraph-rsid="015f76ae"/>
    </style:style>
    <style:style style:name="P113" style:family="paragraph" style:parent-style-name="Heading_20_4">
      <style:text-properties officeooo:rsid="00d96b52" officeooo:paragraph-rsid="00d96b52"/>
    </style:style>
    <style:style style:name="P114" style:family="paragraph" style:parent-style-name="Heading_20_4">
      <style:text-properties officeooo:paragraph-rsid="00d37254"/>
    </style:style>
    <style:style style:name="P115" style:family="paragraph" style:parent-style-name="Heading_20_4">
      <style:text-properties officeooo:rsid="00dab902" officeooo:paragraph-rsid="00dab902"/>
    </style:style>
    <style:style style:name="P116" style:family="paragraph" style:parent-style-name="Heading_20_4">
      <style:text-properties officeooo:paragraph-rsid="00d96b52"/>
    </style:style>
    <style:style style:name="P117" style:family="paragraph" style:parent-style-name="Heading_20_4">
      <style:text-properties officeooo:paragraph-rsid="00e63cbf"/>
    </style:style>
    <style:style style:name="P118" style:family="paragraph" style:parent-style-name="Heading_20_4">
      <style:text-properties officeooo:paragraph-rsid="00f20ec3"/>
    </style:style>
    <style:style style:name="P119" style:family="paragraph" style:parent-style-name="Heading_20_4">
      <style:text-properties officeooo:paragraph-rsid="00f8d914"/>
    </style:style>
    <style:style style:name="P120" style:family="paragraph" style:parent-style-name="Heading_20_4">
      <style:text-properties officeooo:paragraph-rsid="00fceee6"/>
    </style:style>
    <style:style style:name="P121" style:family="paragraph" style:parent-style-name="Heading_20_4">
      <style:text-properties officeooo:paragraph-rsid="0103b1d8"/>
    </style:style>
    <style:style style:name="P122" style:family="paragraph" style:parent-style-name="Heading_20_4">
      <style:text-properties officeooo:paragraph-rsid="0106bca9"/>
    </style:style>
    <style:style style:name="P123" style:family="paragraph" style:parent-style-name="Heading_20_4">
      <style:text-properties officeooo:paragraph-rsid="010c33d8"/>
    </style:style>
    <style:style style:name="P124" style:family="paragraph" style:parent-style-name="Heading_20_4">
      <style:text-properties officeooo:paragraph-rsid="010f006d"/>
    </style:style>
    <style:style style:name="P125" style:family="paragraph" style:parent-style-name="Heading_20_4">
      <style:text-properties officeooo:paragraph-rsid="011246a7"/>
    </style:style>
    <style:style style:name="P126" style:family="paragraph" style:parent-style-name="Heading_20_4">
      <style:text-properties officeooo:paragraph-rsid="01132172"/>
    </style:style>
    <style:style style:name="P127" style:family="paragraph" style:parent-style-name="Heading_20_4">
      <style:text-properties officeooo:paragraph-rsid="01167791"/>
    </style:style>
    <style:style style:name="P128" style:family="paragraph" style:parent-style-name="Heading_20_4">
      <style:text-properties officeooo:paragraph-rsid="0119368b"/>
    </style:style>
    <style:style style:name="P129" style:family="paragraph" style:parent-style-name="Heading_20_4">
      <style:text-properties officeooo:paragraph-rsid="011ea88a"/>
    </style:style>
    <style:style style:name="P130" style:family="paragraph" style:parent-style-name="Heading_20_4">
      <style:text-properties officeooo:paragraph-rsid="01203f75"/>
    </style:style>
    <style:style style:name="P131" style:family="paragraph" style:parent-style-name="Heading_20_4">
      <style:text-properties officeooo:paragraph-rsid="01244000"/>
    </style:style>
    <style:style style:name="P132" style:family="paragraph" style:parent-style-name="Heading_20_4">
      <style:text-properties officeooo:paragraph-rsid="012fd6ce"/>
    </style:style>
    <style:style style:name="P133" style:family="paragraph" style:parent-style-name="Heading_20_4">
      <style:text-properties officeooo:paragraph-rsid="0132986f"/>
    </style:style>
    <style:style style:name="P134" style:family="paragraph" style:parent-style-name="Heading_20_4">
      <style:text-properties officeooo:paragraph-rsid="013646ba"/>
    </style:style>
    <style:style style:name="P135" style:family="paragraph" style:parent-style-name="Heading_20_4">
      <style:text-properties officeooo:paragraph-rsid="015136b7"/>
    </style:style>
    <style:style style:name="P136" style:family="paragraph" style:parent-style-name="Heading_20_4">
      <style:text-properties officeooo:paragraph-rsid="01540393"/>
    </style:style>
    <style:style style:name="P137" style:family="paragraph" style:parent-style-name="Heading_20_4">
      <style:text-properties officeooo:paragraph-rsid="013d394e"/>
    </style:style>
    <style:style style:name="P138" style:family="paragraph" style:parent-style-name="Heading_20_4">
      <style:text-properties officeooo:paragraph-rsid="016feb94"/>
    </style:style>
    <style:style style:name="P139" style:family="paragraph" style:parent-style-name="Heading_20_5">
      <style:text-properties officeooo:paragraph-rsid="00d37254"/>
    </style:style>
    <style:style style:name="P140" style:family="paragraph" style:parent-style-name="Heading_20_5">
      <style:text-properties officeooo:paragraph-rsid="00d96b52"/>
    </style:style>
    <style:style style:name="P141" style:family="paragraph" style:parent-style-name="Heading_20_5">
      <style:text-properties officeooo:paragraph-rsid="00e63cbf"/>
    </style:style>
    <style:style style:name="P142" style:family="paragraph" style:parent-style-name="Heading_20_5">
      <style:text-properties officeooo:paragraph-rsid="00f20ec3"/>
    </style:style>
    <style:style style:name="P143" style:family="paragraph" style:parent-style-name="Heading_20_5">
      <style:text-properties officeooo:paragraph-rsid="00f8d914"/>
    </style:style>
    <style:style style:name="P144" style:family="paragraph" style:parent-style-name="Heading_20_5">
      <style:text-properties officeooo:paragraph-rsid="00fceee6"/>
    </style:style>
    <style:style style:name="P145" style:family="paragraph" style:parent-style-name="Heading_20_5">
      <style:text-properties officeooo:paragraph-rsid="0103b1d8"/>
    </style:style>
    <style:style style:name="P146" style:family="paragraph" style:parent-style-name="Heading_20_5">
      <style:text-properties officeooo:paragraph-rsid="0106bca9"/>
    </style:style>
    <style:style style:name="P147" style:family="paragraph" style:parent-style-name="Heading_20_5">
      <style:text-properties officeooo:paragraph-rsid="010c33d8"/>
    </style:style>
    <style:style style:name="P148" style:family="paragraph" style:parent-style-name="Heading_20_5">
      <style:text-properties officeooo:paragraph-rsid="010f006d"/>
    </style:style>
    <style:style style:name="P149" style:family="paragraph" style:parent-style-name="Heading_20_5">
      <style:text-properties officeooo:paragraph-rsid="011246a7"/>
    </style:style>
    <style:style style:name="P150" style:family="paragraph" style:parent-style-name="Heading_20_5">
      <style:text-properties officeooo:paragraph-rsid="01132172"/>
    </style:style>
    <style:style style:name="P151" style:family="paragraph" style:parent-style-name="Heading_20_5">
      <style:text-properties officeooo:paragraph-rsid="01167791"/>
    </style:style>
    <style:style style:name="P152" style:family="paragraph" style:parent-style-name="Heading_20_5">
      <style:text-properties officeooo:paragraph-rsid="0119368b"/>
    </style:style>
    <style:style style:name="P153" style:family="paragraph" style:parent-style-name="Heading_20_5">
      <style:text-properties officeooo:paragraph-rsid="011ea88a"/>
    </style:style>
    <style:style style:name="P154" style:family="paragraph" style:parent-style-name="Heading_20_5">
      <style:text-properties officeooo:paragraph-rsid="01203f75"/>
    </style:style>
    <style:style style:name="P155" style:family="paragraph" style:parent-style-name="Heading_20_5">
      <style:text-properties officeooo:paragraph-rsid="01244000"/>
    </style:style>
    <style:style style:name="P156" style:family="paragraph" style:parent-style-name="Heading_20_5">
      <style:text-properties officeooo:paragraph-rsid="012fd6ce"/>
    </style:style>
    <style:style style:name="P157" style:family="paragraph" style:parent-style-name="Heading_20_5">
      <style:text-properties officeooo:paragraph-rsid="0132986f"/>
    </style:style>
    <style:style style:name="P158" style:family="paragraph" style:parent-style-name="Heading_20_5">
      <style:text-properties officeooo:paragraph-rsid="013646ba"/>
    </style:style>
    <style:style style:name="P159" style:family="paragraph" style:parent-style-name="Heading_20_5">
      <style:text-properties officeooo:paragraph-rsid="015136b7"/>
    </style:style>
    <style:style style:name="P160" style:family="paragraph" style:parent-style-name="Heading_20_5">
      <style:text-properties officeooo:paragraph-rsid="01540393"/>
    </style:style>
    <style:style style:name="P161" style:family="paragraph" style:parent-style-name="Heading_20_5">
      <style:text-properties officeooo:paragraph-rsid="016feb94"/>
    </style:style>
    <style:style style:name="P162" style:family="paragraph" style:parent-style-name="Preformatted_20_Text" style:list-style-name="L7">
      <style:paragraph-properties fo:margin-top="0cm" fo:margin-bottom="0cm" loext:contextual-spacing="false"/>
      <style:text-properties officeooo:paragraph-rsid="009eaf19"/>
    </style:style>
    <style:style style:name="P163" style:family="paragraph" style:parent-style-name="Preformatted_20_Text" style:list-style-name="L7">
      <loext:graphic-properties draw:fill="none"/>
      <style:paragraph-properties fo:margin-top="0cm" fo:margin-bottom="0cm" loext:contextual-spacing="false" fo:background-color="transparent"/>
      <style:text-properties officeooo:paragraph-rsid="009eaf19"/>
    </style:style>
    <style:style style:name="P164" style:family="paragraph" style:parent-style-name="Preformatted_20_Text" style:list-style-name="L8">
      <style:paragraph-properties fo:margin-top="0cm" fo:margin-bottom="0cm" loext:contextual-spacing="false"/>
    </style:style>
    <style:style style:name="P165" style:family="paragraph" style:parent-style-name="Preformatted_20_Text" style:list-style-name="L8">
      <style:paragraph-properties fo:margin-top="0cm" fo:margin-bottom="0cm" loext:contextual-spacing="false"/>
      <style:text-properties officeooo:paragraph-rsid="009eaf19"/>
    </style:style>
    <style:style style:name="P166" style:family="paragraph" style:parent-style-name="Preformatted_20_Text" style:list-style-name="L8">
      <style:paragraph-properties fo:margin-top="0cm" fo:margin-bottom="0cm" loext:contextual-spacing="false"/>
      <style:text-properties officeooo:paragraph-rsid="009fbe36"/>
    </style:style>
    <style:style style:name="P167" style:family="paragraph" style:parent-style-name="Preformatted_20_Text" style:list-style-name="L9">
      <style:paragraph-properties fo:margin-top="0cm" fo:margin-bottom="0cm" loext:contextual-spacing="false"/>
    </style:style>
    <style:style style:name="P168" style:family="paragraph" style:parent-style-name="Preformatted_20_Text" style:list-style-name="L9">
      <style:paragraph-properties fo:margin-top="0cm" fo:margin-bottom="0cm" loext:contextual-spacing="false"/>
      <style:text-properties officeooo:paragraph-rsid="009fbe36"/>
    </style:style>
    <style:style style:name="P169" style:family="paragraph" style:parent-style-name="Preformatted_20_Text" style:list-style-name="L10">
      <style:paragraph-properties fo:margin-top="0cm" fo:margin-bottom="0cm" loext:contextual-spacing="false"/>
    </style:style>
    <style:style style:name="P170" style:family="paragraph" style:parent-style-name="Preformatted_20_Text" style:list-style-name="L10">
      <style:paragraph-properties fo:margin-top="0cm" fo:margin-bottom="0cm" loext:contextual-spacing="false"/>
      <style:text-properties officeooo:paragraph-rsid="00a20848"/>
    </style:style>
    <style:style style:name="P171" style:family="paragraph" style:parent-style-name="Preformatted_20_Text" style:list-style-name="L11">
      <style:paragraph-properties fo:margin-top="0cm" fo:margin-bottom="0cm" loext:contextual-spacing="false"/>
    </style:style>
    <style:style style:name="P172" style:family="paragraph" style:parent-style-name="Preformatted_20_Text" style:list-style-name="L11">
      <style:paragraph-properties fo:margin-top="0cm" fo:margin-bottom="0cm" loext:contextual-spacing="false"/>
      <style:text-properties officeooo:paragraph-rsid="00a6db9b"/>
    </style:style>
    <style:style style:name="P173" style:family="paragraph" style:parent-style-name="Preformatted_20_Text" style:list-style-name="L11">
      <style:paragraph-properties fo:margin-top="0cm" fo:margin-bottom="0cm" loext:contextual-spacing="false"/>
      <style:text-properties officeooo:paragraph-rsid="00a51ab3"/>
    </style:style>
    <style:style style:name="P174" style:family="paragraph" style:parent-style-name="Preformatted_20_Text" style:list-style-name="L11">
      <style:paragraph-properties fo:margin-top="0cm" fo:margin-bottom="0cm" loext:contextual-spacing="false"/>
      <style:text-properties officeooo:paragraph-rsid="00abb9ba"/>
    </style:style>
    <style:style style:name="P175" style:family="paragraph" style:parent-style-name="Preformatted_20_Text" style:list-style-name="L12">
      <style:paragraph-properties fo:margin-top="0cm" fo:margin-bottom="0cm" loext:contextual-spacing="false"/>
    </style:style>
    <style:style style:name="P176" style:family="paragraph" style:parent-style-name="Preformatted_20_Text" style:list-style-name="L12">
      <style:paragraph-properties fo:margin-top="0cm" fo:margin-bottom="0cm" loext:contextual-spacing="false"/>
      <style:text-properties officeooo:paragraph-rsid="00abb9ba"/>
    </style:style>
    <style:style style:name="P177" style:family="paragraph" style:parent-style-name="Preformatted_20_Text" style:list-style-name="L12">
      <style:paragraph-properties fo:margin-top="0cm" fo:margin-bottom="0cm" loext:contextual-spacing="false"/>
      <style:text-properties officeooo:paragraph-rsid="00aa7849"/>
    </style:style>
    <style:style style:name="P178" style:family="paragraph" style:parent-style-name="Preformatted_20_Text" style:list-style-name="L12">
      <style:paragraph-properties fo:margin-top="0cm" fo:margin-bottom="0cm" loext:contextual-spacing="false"/>
      <style:text-properties officeooo:paragraph-rsid="00a9c9e1"/>
    </style:style>
    <style:style style:name="P179" style:family="paragraph" style:parent-style-name="Preformatted_20_Text" style:list-style-name="L12">
      <style:paragraph-properties fo:margin-top="0cm" fo:margin-bottom="0cm" loext:contextual-spacing="false"/>
      <style:text-properties officeooo:paragraph-rsid="00a7e70b"/>
    </style:style>
    <style:style style:name="P180" style:family="paragraph" style:parent-style-name="Preformatted_20_Text" style:list-style-name="L12">
      <style:paragraph-properties fo:margin-top="0cm" fo:margin-bottom="0cm" loext:contextual-spacing="false"/>
      <style:text-properties officeooo:paragraph-rsid="00a8f080"/>
    </style:style>
    <style:style style:name="P181" style:family="paragraph" style:parent-style-name="Preformatted_20_Text" style:list-style-name="L13">
      <style:paragraph-properties fo:margin-top="0cm" fo:margin-bottom="0cm" loext:contextual-spacing="false"/>
    </style:style>
    <style:style style:name="P182" style:family="paragraph" style:parent-style-name="Preformatted_20_Text" style:list-style-name="L13">
      <style:paragraph-properties fo:margin-top="0cm" fo:margin-bottom="0cm" loext:contextual-spacing="false"/>
      <style:text-properties officeooo:paragraph-rsid="01653631"/>
    </style:style>
    <style:style style:name="P183" style:family="paragraph" style:parent-style-name="Preformatted_20_Text" style:list-style-name="L14">
      <style:paragraph-properties fo:margin-top="0cm" fo:margin-bottom="0cm" loext:contextual-spacing="false"/>
    </style:style>
    <style:style style:name="P184" style:family="paragraph" style:parent-style-name="Preformatted_20_Text" style:list-style-name="L15">
      <style:paragraph-properties fo:margin-top="0cm" fo:margin-bottom="0cm" loext:contextual-spacing="false"/>
      <style:text-properties officeooo:rsid="00b0d072" officeooo:paragraph-rsid="00b0d072"/>
    </style:style>
    <style:style style:name="P185" style:family="paragraph" style:parent-style-name="Preformatted_20_Text" style:list-style-name="L15">
      <style:paragraph-properties fo:margin-top="0cm" fo:margin-bottom="0cm" loext:contextual-spacing="false"/>
    </style:style>
    <style:style style:name="P186" style:family="paragraph" style:parent-style-name="Preformatted_20_Text" style:list-style-name="L15">
      <style:paragraph-properties fo:margin-top="0cm" fo:margin-bottom="0cm" loext:contextual-spacing="false"/>
      <style:text-properties officeooo:paragraph-rsid="00b112f8"/>
    </style:style>
    <style:style style:name="P187" style:family="paragraph" style:parent-style-name="Preformatted_20_Text" style:list-style-name="L16">
      <style:paragraph-properties fo:margin-top="0cm" fo:margin-bottom="0cm" loext:contextual-spacing="false"/>
      <style:text-properties officeooo:rsid="00b15e4b" officeooo:paragraph-rsid="00b15e4b"/>
    </style:style>
    <style:style style:name="P188" style:family="paragraph" style:parent-style-name="Preformatted_20_Text" style:list-style-name="L16">
      <style:paragraph-properties fo:margin-top="0cm" fo:margin-bottom="0cm" loext:contextual-spacing="false"/>
    </style:style>
    <style:style style:name="P189" style:family="paragraph" style:parent-style-name="Preformatted_20_Text" style:list-style-name="L16">
      <style:paragraph-properties fo:margin-top="0cm" fo:margin-bottom="0cm" loext:contextual-spacing="false"/>
      <style:text-properties officeooo:paragraph-rsid="00b22b2b"/>
    </style:style>
    <style:style style:name="P190" style:family="paragraph" style:parent-style-name="Text_20_body" style:list-style-name="L1">
      <style:text-properties officeooo:paragraph-rsid="00624cfd"/>
    </style:style>
    <style:style style:name="P191" style:family="paragraph" style:parent-style-name="Text_20_body" style:list-style-name="L2">
      <style:text-properties officeooo:rsid="0067a07b" officeooo:paragraph-rsid="0067a07b"/>
    </style:style>
    <style:style style:name="P192" style:family="paragraph" style:parent-style-name="Text_20_body" style:list-style-name="L2">
      <style:text-properties officeooo:rsid="0067a07b" officeooo:paragraph-rsid="00680ff9"/>
    </style:style>
    <style:style style:name="P193" style:family="paragraph" style:parent-style-name="Text_20_body" style:list-style-name="L2">
      <style:text-properties officeooo:rsid="00680ff9" officeooo:paragraph-rsid="00680ff9"/>
    </style:style>
    <style:style style:name="P194" style:family="paragraph" style:parent-style-name="Text_20_body" style:list-style-name="L2">
      <style:text-properties officeooo:rsid="006924ff" officeooo:paragraph-rsid="006924ff"/>
    </style:style>
    <style:style style:name="P195" style:family="paragraph" style:parent-style-name="Text_20_body" style:list-style-name="L3">
      <style:text-properties officeooo:paragraph-rsid="006abcc8"/>
    </style:style>
    <style:style style:name="P196" style:family="paragraph" style:parent-style-name="Text_20_body" style:list-style-name="L3">
      <style:text-properties officeooo:rsid="006abcc8" officeooo:paragraph-rsid="006abcc8"/>
    </style:style>
    <style:style style:name="P197" style:family="paragraph" style:parent-style-name="Text_20_body" style:list-style-name="L3">
      <style:text-properties officeooo:rsid="006f18be" officeooo:paragraph-rsid="006f18be"/>
    </style:style>
    <style:style style:name="P198" style:family="paragraph" style:parent-style-name="Text_20_body" style:list-style-name="L4">
      <style:text-properties officeooo:rsid="00734fbb" officeooo:paragraph-rsid="00734fbb"/>
    </style:style>
    <style:style style:name="P199" style:family="paragraph" style:parent-style-name="Text_20_body" style:list-style-name="L5">
      <style:text-properties officeooo:rsid="00734fbb" officeooo:paragraph-rsid="00734fbb"/>
    </style:style>
    <style:style style:name="P200" style:family="paragraph" style:parent-style-name="Text_20_body" style:list-style-name="L4">
      <style:text-properties officeooo:rsid="00737d68" officeooo:paragraph-rsid="00737d68"/>
    </style:style>
    <style:style style:name="P201" style:family="paragraph" style:parent-style-name="Text_20_body" style:list-style-name="L6">
      <style:text-properties officeooo:paragraph-rsid="0027269b"/>
    </style:style>
    <style:style style:name="P202" style:family="paragraph" style:parent-style-name="Text_20_body" style:list-style-name="L6">
      <style:text-properties officeooo:rsid="0078bef3" officeooo:paragraph-rsid="0078bef3"/>
    </style:style>
    <style:style style:name="P203" style:family="paragraph" style:parent-style-name="Text_20_body" style:list-style-name="L6">
      <style:text-properties officeooo:rsid="007aa67c" officeooo:paragraph-rsid="007aa67c"/>
    </style:style>
    <style:style style:name="P204" style:family="paragraph" style:parent-style-name="Text_20_body" style:list-style-name="L6">
      <style:text-properties officeooo:rsid="007b468d" officeooo:paragraph-rsid="007b468d"/>
    </style:style>
    <style:style style:name="P205" style:family="paragraph" style:parent-style-name="Text_20_body" style:list-style-name="L6">
      <style:text-properties officeooo:rsid="007b468d" officeooo:paragraph-rsid="007c2f38"/>
    </style:style>
    <style:style style:name="P206" style:family="paragraph" style:parent-style-name="Text_20_body" style:list-style-name="L6">
      <style:text-properties officeooo:rsid="007c2f38" officeooo:paragraph-rsid="007c2f38"/>
    </style:style>
    <style:style style:name="P207" style:family="paragraph" style:parent-style-name="Text_20_body">
      <style:text-properties fo:font-weight="normal" officeooo:rsid="0132508d" officeooo:paragraph-rsid="015136b7" style:font-weight-asian="normal" style:font-weight-complex="normal"/>
    </style:style>
    <style:style style:name="P208" style:family="paragraph" style:parent-style-name="Text_20_body">
      <style:text-properties fo:font-weight="normal" officeooo:rsid="0132508d" officeooo:paragraph-rsid="01540393" style:font-weight-asian="normal" style:font-weight-complex="normal"/>
    </style:style>
    <style:style style:name="P209" style:family="paragraph" style:parent-style-name="Text_20_body">
      <style:text-properties fo:font-weight="normal" officeooo:rsid="0100255c" officeooo:paragraph-rsid="01540393" style:font-weight-asian="normal" style:font-weight-complex="normal"/>
    </style:style>
    <style:style style:name="P210" style:family="paragraph" style:parent-style-name="Text_20_body">
      <style:text-properties fo:font-weight="normal" officeooo:rsid="0100255c" officeooo:paragraph-rsid="016feb94" style:font-weight-asian="normal" style:font-weight-complex="normal"/>
    </style:style>
    <style:style style:name="P211" style:family="paragraph" style:parent-style-name="Text_20_body">
      <style:text-properties fo:font-weight="normal" officeooo:rsid="0100255c" officeooo:paragraph-rsid="0172b7fa" style:font-weight-asian="normal" style:font-weight-complex="normal"/>
    </style:style>
    <style:style style:name="P212" style:family="paragraph" style:parent-style-name="Text_20_body">
      <style:text-properties fo:font-weight="normal" officeooo:rsid="01730508" officeooo:paragraph-rsid="01730508" style:font-weight-asian="normal" style:font-weight-complex="normal"/>
    </style:style>
    <style:style style:name="P213" style:family="paragraph" style:parent-style-name="Text_20_body">
      <style:text-properties fo:font-weight="normal" officeooo:rsid="0175afbd" officeooo:paragraph-rsid="0175afbd" style:font-weight-asian="normal" style:font-weight-complex="normal"/>
    </style:style>
    <style:style style:name="P214" style:family="paragraph" style:parent-style-name="Text_20_body">
      <style:text-properties officeooo:rsid="0141bdc4" officeooo:paragraph-rsid="0144d6ee"/>
    </style:style>
    <style:style style:name="P215" style:family="paragraph" style:parent-style-name="Text_20_body">
      <style:text-properties officeooo:paragraph-rsid="016feb94"/>
    </style:style>
    <style:style style:name="P216" style:family="paragraph" style:parent-style-name="Text_20_body">
      <style:text-properties fo:font-weight="bold" officeooo:rsid="01730508" officeooo:paragraph-rsid="01730508" style:font-weight-asian="bold" style:font-weight-complex="bold"/>
    </style:style>
    <style:style style:name="P217" style:family="paragraph" style:parent-style-name="Text_20_body">
      <style:text-properties officeooo:rsid="017a8c87" officeooo:paragraph-rsid="017a8c87"/>
    </style:style>
    <style:style style:name="P218" style:family="paragraph" style:parent-style-name="Text_20_body">
      <style:text-properties officeooo:rsid="017b5d11" officeooo:paragraph-rsid="01816269"/>
    </style:style>
    <style:style style:name="P219" style:family="paragraph" style:parent-style-name="Text_20_body">
      <style:text-properties officeooo:rsid="017b5d11" officeooo:paragraph-rsid="0182607e"/>
    </style:style>
    <style:style style:name="P220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247cm" loext:contextual-spacing="false" fo:line-height="115%" fo:text-indent="0cm" style:auto-text-indent="false" style:page-number="auto" fo:background-color="transparent"/>
      <style:text-properties officeooo:paragraph-rsid="00624cfd"/>
    </style:style>
    <style:style style:name="P221" style:family="paragraph" style:parent-style-name="Text_20_body">
      <style:paragraph-properties fo:margin-top="0cm" fo:margin-bottom="0cm" loext:contextual-spacing="false"/>
      <style:text-properties officeooo:rsid="015f76ae" officeooo:paragraph-rsid="015f76ae"/>
    </style:style>
    <style:style style:name="P222" style:family="paragraph" style:parent-style-name="Text_20_body">
      <style:paragraph-properties fo:margin-top="0cm" fo:margin-bottom="0cm" loext:contextual-spacing="false"/>
      <style:text-properties style:font-name="Liberation Mono" officeooo:paragraph-rsid="015f76ae"/>
    </style:style>
    <style:style style:name="P223" style:family="paragraph" style:parent-style-name="Text_20_body">
      <style:paragraph-properties fo:margin-top="0cm" fo:margin-bottom="0cm" loext:contextual-spacing="false"/>
      <style:text-properties style:font-name="Liberation Mono" officeooo:paragraph-rsid="0177d7e0"/>
    </style:style>
    <style:style style:name="T1" style:family="text">
      <style:text-properties officeooo:rsid="0016cddc"/>
    </style:style>
    <style:style style:name="T2" style:family="text">
      <style:text-properties officeooo:rsid="00186f9a"/>
    </style:style>
    <style:style style:name="T3" style:family="text">
      <style:text-properties officeooo:rsid="001c5be5"/>
    </style:style>
    <style:style style:name="T4" style:family="text">
      <style:text-properties fo:font-size="14pt" style:font-size-asian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1015986" style:font-weight-asian="bold" style:font-weight-complex="bold"/>
    </style:style>
    <style:style style:name="T7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8" style:family="text">
      <style:text-properties fo:color="#000000" style:text-underline-style="solid" style:text-underline-width="auto" style:text-underline-color="font-color" style:text-underline-mode="continuous" style:text-overline-mode="continuous" style:text-line-through-mode="continuous" style:font-style-complex="italic"/>
    </style:style>
    <style:style style:name="T9" style:family="text">
      <style:text-properties fo:font-size="16pt" fo:font-weight="bold" officeooo:rsid="001982c6" style:font-name-asian="Noto Serif CJK SC" style:font-size-asian="16pt" style:font-weight-asian="bold" style:font-name-complex="FreeSans"/>
    </style:style>
    <style:style style:name="T10" style:family="text">
      <style:text-properties fo:font-size="16pt" fo:font-weight="bold" style:font-size-asian="16pt" style:font-weight-asian="bold"/>
    </style:style>
    <style:style style:name="T11" style:family="text">
      <style:text-properties fo:font-style="italic" style:font-style-asian="italic" style:font-size-complex="9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1ff0b7"/>
    </style:style>
    <style:style style:name="T14" style:family="text">
      <style:text-properties officeooo:rsid="0020a040"/>
    </style:style>
    <style:style style:name="T15" style:family="text">
      <style:text-properties officeooo:rsid="0027269b"/>
    </style:style>
    <style:style style:name="T16" style:family="text">
      <style:text-properties officeooo:rsid="0032eb35"/>
    </style:style>
    <style:style style:name="T17" style:family="text">
      <style:text-properties fo:font-weight="normal" officeooo:rsid="0132508d" style:font-weight-asian="normal" style:font-weight-complex="normal"/>
    </style:style>
    <style:style style:name="T18" style:family="text">
      <style:text-properties fo:font-weight="normal" officeooo:rsid="0139d884" style:font-weight-asian="normal" style:font-weight-complex="normal"/>
    </style:style>
    <style:style style:name="T19" style:family="text">
      <style:text-properties fo:color="#808000"/>
    </style:style>
    <style:style style:name="T20" style:family="text">
      <style:text-properties fo:color="#808000" officeooo:rsid="00a20848"/>
    </style:style>
    <style:style style:name="T21" style:family="text">
      <style:text-properties fo:color="#808000" officeooo:rsid="00a51ab3"/>
    </style:style>
    <style:style style:name="T22" style:family="text">
      <style:text-properties fo:color="#c0c0c0"/>
    </style:style>
    <style:style style:name="T23" style:family="text">
      <style:text-properties fo:color="#c0c0c0" officeooo:rsid="00a20848"/>
    </style:style>
    <style:style style:name="T24" style:family="text">
      <style:text-properties fo:color="#c0c0c0" officeooo:rsid="00a51ab3"/>
    </style:style>
    <style:style style:name="T25" style:family="text">
      <style:text-properties fo:color="#800080"/>
    </style:style>
    <style:style style:name="T26" style:family="text">
      <style:text-properties fo:color="#800080" fo:font-weight="bold"/>
    </style:style>
    <style:style style:name="T27" style:family="text">
      <style:text-properties fo:color="#800000"/>
    </style:style>
    <style:style style:name="T28" style:family="text">
      <style:text-properties fo:color="#000080"/>
    </style:style>
    <style:style style:name="T29" style:family="text">
      <style:text-properties fo:color="#000080" officeooo:rsid="00a20848"/>
    </style:style>
    <style:style style:name="T30" style:family="text">
      <style:text-properties fo:color="#000080" officeooo:rsid="00a51ab3"/>
    </style:style>
    <style:style style:name="T31" style:family="text">
      <style:text-properties fo:color="#000080" officeooo:rsid="00a7387a"/>
    </style:style>
    <style:style style:name="T32" style:family="text">
      <style:text-properties officeooo:rsid="004b1466"/>
    </style:style>
    <style:style style:name="T33" style:family="text">
      <style:text-properties fo:color="#00677c" fo:font-weight="bold"/>
    </style:style>
    <style:style style:name="T34" style:family="text">
      <style:text-properties fo:color="#00677c" fo:font-weight="bold" officeooo:rsid="00a20848"/>
    </style:style>
    <style:style style:name="T35" style:family="text">
      <style:text-properties fo:color="#00677c" fo:font-weight="bold" officeooo:rsid="00a51ab3"/>
    </style:style>
    <style:style style:name="T36" style:family="text">
      <style:text-properties fo:color="#092e64"/>
    </style:style>
    <style:style style:name="T37" style:family="text">
      <style:text-properties fo:color="#092e64" officeooo:rsid="00a20848"/>
    </style:style>
    <style:style style:name="T38" style:family="text">
      <style:text-properties fo:color="#092e64" officeooo:rsid="00a51ab3"/>
    </style:style>
    <style:style style:name="T39" style:family="text">
      <style:text-properties fo:font-size="18pt" style:font-size-asian="18pt" style:font-size-complex="18pt"/>
    </style:style>
    <style:style style:name="T40" style:family="text">
      <style:text-properties fo:font-size="18pt" officeooo:rsid="005da5bd" style:font-size-asian="18pt" style:font-size-complex="18pt"/>
    </style:style>
    <style:style style:name="T41" style:family="text">
      <style:text-properties fo:font-size="18pt" officeooo:rsid="005ee162" style:font-size-asian="18pt" style:font-size-complex="18pt"/>
    </style:style>
    <style:style style:name="T42" style:family="text">
      <style:text-properties officeooo:rsid="005fc867"/>
    </style:style>
    <style:style style:name="T43" style:family="text">
      <style:text-properties officeooo:rsid="00624cfd"/>
    </style:style>
    <style:style style:name="T44" style:family="text">
      <style:text-properties officeooo:rsid="00680ff9"/>
    </style:style>
    <style:style style:name="T45" style:family="text">
      <style:text-properties officeooo:rsid="006abcc8"/>
    </style:style>
    <style:style style:name="T46" style:family="text">
      <style:text-properties officeooo:rsid="006e971d"/>
    </style:style>
    <style:style style:name="T47" style:family="text">
      <style:text-properties officeooo:rsid="00721d25"/>
    </style:style>
    <style:style style:name="T48" style:family="text">
      <style:text-properties officeooo:rsid="0078bef3"/>
    </style:style>
    <style:style style:name="T49" style:family="text">
      <style:text-properties officeooo:rsid="007c2f38"/>
    </style:style>
    <style:style style:name="T50" style:family="text">
      <style:text-properties officeooo:rsid="00a20848"/>
    </style:style>
    <style:style style:name="T51" style:family="text">
      <style:text-properties officeooo:rsid="00a51ab3"/>
    </style:style>
    <style:style style:name="T52" style:family="text">
      <style:text-properties officeooo:rsid="00ad001d"/>
    </style:style>
    <style:style style:name="T53" style:family="text">
      <style:text-properties officeooo:rsid="00ce8379"/>
    </style:style>
    <style:style style:name="T54" style:family="text">
      <style:text-properties officeooo:rsid="00d491c0"/>
    </style:style>
    <style:style style:name="T55" style:family="text">
      <style:text-properties style:font-name="Liberation Sans" fo:font-size="13.3000001907349pt" fo:font-style="italic" fo:font-weight="bold" officeooo:rsid="00d491c0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56" style:family="text">
      <style:text-properties style:font-name="Liberation Sans" fo:font-size="13.3000001907349pt" fo:font-style="italic" fo:font-weight="bold" officeooo:rsid="00e79060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57" style:family="text">
      <style:text-properties style:font-name="Liberation Sans" fo:font-size="13.3000001907349pt" fo:font-style="italic" fo:font-weight="bold" officeooo:rsid="00f22bb6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58" style:family="text">
      <style:text-properties style:font-name="Liberation Sans" fo:font-size="13.3000001907349pt" fo:font-style="italic" fo:font-weight="bold" officeooo:rsid="00fa4fb2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59" style:family="text">
      <style:text-properties style:font-name="Liberation Sans" fo:font-size="13.3000001907349pt" fo:font-style="italic" fo:font-weight="bold" officeooo:rsid="00fdf313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60" style:family="text">
      <style:text-properties style:font-name="Liberation Sans" fo:font-size="13.3000001907349pt" fo:font-style="italic" fo:font-weight="bold" officeooo:rsid="0103b1d8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61" style:family="text">
      <style:text-properties style:font-name="Liberation Sans" fo:font-size="13.3000001907349pt" fo:font-style="italic" fo:font-weight="bold" officeooo:rsid="0107cda1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62" style:family="text">
      <style:text-properties style:font-name="Liberation Sans" fo:font-size="13.3000001907349pt" fo:font-style="italic" fo:font-weight="bold" officeooo:rsid="011246a7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63" style:family="text">
      <style:text-properties style:font-name="Liberation Sans" fo:font-size="13.3000001907349pt" fo:font-style="italic" fo:font-weight="bold" officeooo:rsid="01132172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64" style:family="text">
      <style:text-properties style:font-name="Liberation Sans" fo:font-size="13.3000001907349pt" fo:font-style="italic" fo:font-weight="bold" officeooo:rsid="01179dbe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65" style:family="text">
      <style:text-properties style:font-name="Liberation Sans" fo:font-size="13.3000001907349pt" fo:font-style="italic" fo:font-weight="bold" officeooo:rsid="0119368b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66" style:family="text">
      <style:text-properties style:font-name="Liberation Sans" fo:font-size="13.3000001907349pt" fo:font-style="italic" fo:font-weight="bold" officeooo:rsid="011ea88a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67" style:family="text">
      <style:text-properties style:font-name="Liberation Sans" fo:font-size="13.3000001907349pt" fo:font-style="italic" fo:font-weight="bold" officeooo:rsid="0120dd4f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68" style:family="text">
      <style:text-properties style:font-name="Liberation Sans" fo:font-size="13.3000001907349pt" fo:font-style="italic" fo:font-weight="bold" officeooo:rsid="012ea976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69" style:family="text">
      <style:text-properties style:font-name="Liberation Sans" fo:font-size="13.3000001907349pt" fo:font-style="italic" fo:font-weight="bold" officeooo:rsid="013127cc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70" style:family="text">
      <style:text-properties style:font-name="Liberation Sans" fo:font-size="13.3000001907349pt" fo:font-style="italic" fo:font-weight="bold" officeooo:rsid="0133bfcf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71" style:family="text">
      <style:text-properties style:font-name="Liberation Sans" fo:font-size="13.3000001907349pt" fo:font-style="italic" fo:font-weight="bold" officeooo:rsid="013646ba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72" style:family="text">
      <style:text-properties style:font-name="Liberation Sans" fo:font-size="13.3000001907349pt" fo:font-style="italic" fo:font-weight="bold" officeooo:rsid="015136b7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73" style:family="text">
      <style:text-properties style:font-name="Liberation Sans" fo:font-size="13.3000001907349pt" fo:font-style="italic" fo:font-weight="bold" officeooo:rsid="016e43e4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74" style:family="text">
      <style:text-properties style:font-name="Liberation Sans" fo:font-size="13.3000001907349pt" fo:font-style="italic" fo:font-weight="bold" officeooo:rsid="016feb94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75" style:family="text">
      <style:text-properties officeooo:rsid="00d55aa9"/>
    </style:style>
    <style:style style:name="T76" style:family="text">
      <style:text-properties officeooo:rsid="00d8bdb0"/>
    </style:style>
    <style:style style:name="T77" style:family="text">
      <style:text-properties officeooo:rsid="00d96b52"/>
    </style:style>
    <style:style style:name="T78" style:family="text">
      <style:text-properties officeooo:rsid="00deec26"/>
    </style:style>
    <style:style style:name="T79" style:family="text">
      <style:text-properties style:text-underline-style="none" fo:font-weight="bold" officeooo:rsid="00e04fdd" style:font-weight-asian="bold" style:font-weight-complex="bold"/>
    </style:style>
    <style:style style:name="T80" style:family="text">
      <style:text-properties officeooo:rsid="00ec67db"/>
    </style:style>
    <style:style style:name="T81" style:family="text">
      <style:text-properties officeooo:rsid="00f25fc9"/>
    </style:style>
    <style:style style:name="T82" style:family="text">
      <style:text-properties officeooo:rsid="00fa4fb2"/>
    </style:style>
    <style:style style:name="T83" style:family="text">
      <style:text-properties officeooo:rsid="00fee7ae"/>
    </style:style>
    <style:style style:name="T84" style:family="text">
      <style:text-properties officeooo:rsid="0103e8b1"/>
    </style:style>
    <style:style style:name="T85" style:family="text">
      <style:text-properties officeooo:rsid="0107ce4f"/>
    </style:style>
    <style:style style:name="T86" style:family="text">
      <style:text-properties officeooo:rsid="010fba2a"/>
    </style:style>
    <style:style style:name="T87" style:family="text">
      <style:text-properties officeooo:rsid="0113c403"/>
    </style:style>
    <style:style style:name="T88" style:family="text">
      <style:text-properties officeooo:rsid="0118617a"/>
    </style:style>
    <style:style style:name="T89" style:family="text">
      <style:text-properties officeooo:rsid="01196219"/>
    </style:style>
    <style:style style:name="T90" style:family="text">
      <style:text-properties officeooo:rsid="011cb595"/>
    </style:style>
    <style:style style:name="T91" style:family="text">
      <style:text-properties officeooo:rsid="0124ca69"/>
    </style:style>
    <style:style style:name="T92" style:family="text">
      <style:text-properties officeooo:rsid="012df1cf"/>
    </style:style>
    <style:style style:name="T93" style:family="text">
      <style:text-properties officeooo:rsid="01346be7"/>
    </style:style>
    <style:style style:name="T94" style:family="text">
      <style:text-properties officeooo:rsid="013646ba"/>
    </style:style>
    <style:style style:name="T95" style:family="text">
      <style:text-properties officeooo:rsid="0137b402"/>
    </style:style>
    <style:style style:name="T96" style:family="text">
      <style:text-properties officeooo:rsid="01382894"/>
    </style:style>
    <style:style style:name="T97" style:family="text">
      <style:text-properties officeooo:rsid="013fc973"/>
    </style:style>
    <style:style style:name="T98" style:family="text">
      <style:text-properties officeooo:rsid="0141bdc4"/>
    </style:style>
    <style:style style:name="T99" style:family="text">
      <style:text-properties officeooo:rsid="015136b7"/>
    </style:style>
    <style:style style:name="T100" style:family="text">
      <style:text-properties officeooo:rsid="0152a3fb"/>
    </style:style>
    <style:style style:name="T101" style:family="text">
      <style:text-properties officeooo:rsid="01540393"/>
    </style:style>
    <style:style style:name="T102" style:family="text">
      <style:text-properties officeooo:rsid="0132508d"/>
    </style:style>
    <style:style style:name="T103" style:family="text">
      <style:text-properties officeooo:rsid="01628f2d"/>
    </style:style>
    <style:style style:name="T104" style:family="text">
      <style:text-properties officeooo:rsid="016d90cb"/>
    </style:style>
    <style:style style:name="T105" style:family="text">
      <style:text-properties officeooo:rsid="016feb94"/>
    </style:style>
    <style:style style:name="T106" style:family="text">
      <style:text-properties officeooo:rsid="0172b7fa"/>
    </style:style>
    <style:style style:name="T107" style:family="text">
      <style:text-properties officeooo:rsid="0177d7e0"/>
    </style:style>
    <style:style style:name="T108" style:family="text">
      <style:text-properties officeooo:rsid="017a6f92"/>
    </style:style>
    <style:style style:name="T109" style:family="text">
      <style:text-properties officeooo:rsid="017bf204"/>
    </style:style>
    <style:style style:name="T110" style:family="text">
      <style:text-properties officeooo:rsid="017d93e4"/>
    </style:style>
    <style:style style:name="T111" style:family="text">
      <style:text-properties officeooo:rsid="017f11ec"/>
    </style:style>
    <style:style style:name="T112" style:family="text">
      <style:text-properties officeooo:rsid="018034b8"/>
    </style:style>
    <style:style style:name="T113" style:family="text">
      <style:text-properties officeooo:rsid="01816269"/>
    </style:style>
    <style:style style:name="T114" style:family="text">
      <style:text-properties officeooo:rsid="0182607e"/>
    </style:style>
    <style:style style:name="fr1" style:family="graphic" style:parent-style-name="Graphics">
      <style:graphic-properties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<draw:frame draw:style-name="fr1" draw:name="Рисунок 5" text:anchor-type="paragraph" svg:x="-0.039cm" svg:y="0.582cm" svg:width="2.037cm" style:rel-width="scale" svg:height="2.302cm" style:rel-height="scale" draw:z-index="0"><draw:image xlink:href="Pictures/10000000000000B0000000C735E6AAF6DAB409D4.jpg" xlink:type="simple" xlink:show="embed" xlink:actuate="onLoad" loext:mime-type="image/jpeg"/><svg:desc>Gerb-BMSTU_01</svg:desc></draw:frame></text:p>
          </table:table-cell>
          <table:table-cell table:style-name="Table1.A1" office:value-type="string">
            <text:p text:style-name="Standard">Министерство образования и науки Российской Федерации</text:p>
            <text:p text:style-name="Standard">Федеральное государственное бюджетное образовательное учреждение</text:p>
            <text:p text:style-name="Standard">высшего образования</text:p>
            <text:p text:style-name="Standard">«Московский государственный технический университет</text:p>
            <text:p text:style-name="Standard">имени Н.Э. Баумана</text:p>
            <text:p text:style-name="Standard">(национальный исследовательский университет)»</text:p>
            <text:p text:style-name="Standard">(МГТУ им. Н.Э. Баумана)</text:p>
          </table:table-cell>
        </table:table-row>
      </table:table>
      <text:p text:style-name="Standard"/>
      <text:p text:style-name="Standard"/>
      <text:p text:style-name="Standard">ФАКУЛЬТЕТ<text:span text:style-name="T7"> <text:s text:c="34"/>Информатика и системы управления (ИУ) <text:s text:c="42"/></text:span></text:p>
      <text:p text:style-name="Standard"/>
      <text:p text:style-name="Standard">КАФЕДРА<text:span text:style-name="T7"> <text:s text:c="14"/></text:span><text:span text:style-name="T8">Программное обеспечение ЭВМ и информационные технологии (ИУ7) <text:s text:c="21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3"/>
      <text:p text:style-name="Standard"/>
      <text:p text:style-name="P90"><text:span text:style-name="T39">ОТЧЕТ ПО ЛАБОРАТОРНОЙ РАБОТЕ №</text:span><text:span text:style-name="T40">2</text:span><text:span text:style-name="T39"><text:line-break/></text:span><text:span text:style-name="T41">ЗАПИСИ С ВАРИАНТАМИ, ОБРАБОТКА ТАБЛИЦ</text:span></text:p>
      <text:p text:style-name="P92">ДИСЦИПЛИНА: ТИПЫ И СТРУКТУРЫ ДАННЫХ</text:p>
      <text:p text:style-name="P9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">Студент, группа<text:tab/><text:tab/><text:tab/><text:tab/><text:tab/><text:tab/></text:span><text:span text:style-name="T9">Боренко А</text:span><text:span text:style-name="T10">. ИУ7-32Б</text:span><text:span text:style-name="T4"><text:tab/><text:tab/><text:tab/><text:tab/></text:span><text:span text:style-name="T11"> <text:s text:c="7"/></text:span></text:p>
      <text:p text:style-name="Standard"/>
      <text:p text:style-name="Standard"><text:s text:c="8"/></text:p>
      <text:p text:style-name="Standard"/>
      <text:p text:style-name="Standard"/>
      <text:p text:style-name="Standard"/>
      <text:p text:style-name="Standard"/>
      <text:p text:style-name="Standard"/>
      <text:p text:style-name="P90"><text:span text:style-name="T12">2020 г</text:span>.</text:p>
      <text:h text:style-name="Heading_20_2" text:outline-level="2"><text:soft-page-break/>Цель работы</text:h>
      <text:p text:style-name="P35"><text:span text:style-name="T42">П</text:span>риобрести навыки работы с типом данных «запись»(«структура»<text:span text:style-name="T42">), </text:span>содержащим вариантную часть, и с данными, хранящимися в таблицах. Оценить относительную эффективность программы (в процентах) по времени и по используемому объему памятив зависимости от используемого алгоритма и от объема сортируемой информации.</text:p>
      <text:h text:style-name="Heading_20_2" text:outline-level="2">Описание условия задачи</text:h>
      <text:p text:style-name="P36"><text:span text:style-name="Основной_20_шрифт_20_абзаца">Создать таблицу, содержащую не менее 40-ка записей (тип –запись с вариантами (объединениями)). Упорядочить данные в ней по возрастанию ключей, двумя алгоритмами сортировки, где ключ –любое невариантное поле (по выбору программиста), используя: </text:span></text:p>
      <text:list xml:id="list3265823720" text:style-name="L1">
        <text:list-item>
          <text:p text:style-name="P190"><text:span text:style-name="Основной_20_шрифт_20_абзаца">саму таблицу</text:span></text:p>
        </text:list-item>
        <text:list-item>
          <text:p text:style-name="P190"><text:span text:style-name="Основной_20_шрифт_20_абзаца">массив ключей</text:span></text:p>
          <text:p text:style-name="P220"><text:span text:style-name="Основной_20_шрифт_20_абзаца"><text:span text:style-name="T43">(</text:span></text:span><text:span text:style-name="Основной_20_шрифт_20_абзаца">Возможность добавления и удаления записей в ручном режиме обязательна). Осуществить поиск информации по варианту.</text:span></text:p>
        </text:list-item>
      </text:list>
      <text:p text:style-name="P36"><text:span text:style-name="Основной_20_шрифт_20_абзаца">Ввести список стран, содержащий название страны, количество жителей, столицу, материк, основной вид туризма (экскурсионный - количество объектов, основной вид (природа, история, искусство); пляжный – основной сезон, температура воздуха и воды, время полета до страны; спортивный – вид спорта (горные лыжи, серфинг, восхождения), минимальная стоимость отдыха). Вывести список стран на выбранном материке, где можно заняться указанным видом спорта.</text:span></text:p>
      <text:h text:style-name="Heading_20_2" text:outline-level="2">Описание Т<text:span text:style-name="T13">ехнического Задания</text:span></text:h>
      <text:h text:style-name="Heading_20_4" text:outline-level="4">Описание <text:span text:style-name="T1">ис</text:span>ходных данных <text:span text:style-name="T1">и результатов</text:span></text:h>
      <text:h text:style-name="Heading_20_5" text:outline-level="5">Исходные данные: </text:h>
      <text:list xml:id="list1964551166" text:style-name="L2">
        <text:list-item>
          <text:p text:style-name="P191">Таблица, хранящаяся в файле, содержащая поля:</text:p>
          <text:list>
            <text:list-item>
              <text:p text:style-name="P192">Название <text:span text:style-name="T44">страны <text:s/></text:span><text:span text:style-name="T103">(ключ)</text:span></text:p>
            </text:list-item>
            <text:list-item>
              <text:p text:style-name="P192"><text:span text:style-name="T44">Население</text:span> <text:span text:style-name="T44">страны</text:span></text:p>
            </text:list-item>
            <text:list-item>
              <text:p text:style-name="P193">Столица</text:p>
            </text:list-item>
            <text:list-item>
              <text:p text:style-name="P193">Материк, на котором расположена страна</text:p>
            </text:list-item>
            <text:list-item>
              <text:p text:style-name="P193">Основной тип туризма</text:p>
              <text:list>
                <text:list-item>
                  <text:p text:style-name="P193">Экскурсионный : </text:p>
                  <text:list>
                    <text:list-item>
                      <text:p text:style-name="P193">основной вид экскурсий: природа, история, искусство</text:p>
                    </text:list-item>
                    <text:list-item>
                      <text:p text:style-name="P193">кол-во памятников </text:p>
                    </text:list-item>
                  </text:list>
                </text:list-item>
                <text:list-item>
                  <text:p text:style-name="P193">Пляжный:</text:p>
                  <text:list>
                    <text:list-item>
                      <text:p text:style-name="P193">основной сезон</text:p>
                    </text:list-item>
                    <text:list-item>
                      <text:p text:style-name="P193">температура воздуха</text:p>
                    </text:list-item>
                    <text:list-item>
                      <text:p text:style-name="P193"><text:soft-page-break/>температура воды</text:p>
                    </text:list-item>
                    <text:list-item>
                      <text:p text:style-name="P193">время путешествия</text:p>
                    </text:list-item>
                  </text:list>
                </text:list-item>
                <text:list-item>
                  <text:p text:style-name="P193">Спортивный: </text:p>
                  <text:list>
                    <text:list-item>
                      <text:p text:style-name="P193">основной вид спорта (горные лыжи, серфинг, восхождения)</text:p>
                    </text:list-item>
                    <text:list-item>
                      <text:p text:style-name="P194">минимальная стоимость путевки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Реультаты:</text:h>
      <text:list xml:id="list3224464545" text:style-name="L3">
        <text:list-item>
          <text:p text:style-name="P196">В зависимости от выбора пользователя</text:p>
          <text:list>
            <text:list-item>
              <text:p text:style-name="P196">Вывод таблицы из файла на экран</text:p>
            </text:list-item>
            <text:list-item>
              <text:p text:style-name="P197">Добавление данных в таблицу</text:p>
            </text:list-item>
            <text:list-item>
              <text:p text:style-name="P197">Удаление данных из таблицы</text:p>
            </text:list-item>
            <text:list-item>
              <text:p text:style-name="P196">Сортировка по ключам</text:p>
            </text:list-item>
            <text:list-item>
              <text:p text:style-name="P196">Сортировка бе<text:span text:style-name="T46">з</text:span> ключей (самой таблицы)</text:p>
            </text:list-item>
            <text:list-item>
              <text:p text:style-name="P196">Таблица с результатами сравнения сортировок (быстрой пузырьком, по ключам, самой таблицы)</text:p>
            </text:list-item>
            <text:list-item>
              <text:p text:style-name="P195"><text:span text:style-name="T45">Отфильтрованн</text:span><text:span text:style-name="T47">ая</text:span><text:span text:style-name="T45"> </text:span><text:span text:style-name="T47">таблица по материку и виду спорта</text:span></text:p>
            </text:list-item>
          </text:list>
        </text:list-item>
      </text:list>
      <text:h text:style-name="Heading_20_4" text:outline-level="4">Описание задачи, реализуемой программой</text:h>
      <text:p text:style-name="P37">Вывод меню, для реализации выбора пользователя. Вывод таблицы. Добавление данных в таблицу. Удаление данных из таблицы. <text:span text:style-name="T45">Сортировка по ключам. Сортировка </text:span><text:span text:style-name="T47">без ключей. Таблица с результатами сравнения сортировок. </text:span><text:span text:style-name="T45">Отфильтрованн</text:span><text:span text:style-name="T47">ая</text:span><text:span text:style-name="T45"> </text:span><text:span text:style-name="T47">таблица по материку и виду спорта.</text:span></text:p>
      <text:h text:style-name="Heading_20_4" text:outline-level="4">Способ обращения к программе</text:h>
      <text:p text:style-name="P1"><text:span text:style-name="T2">Обращение к программе происходит через терминал. </text:span><text:span text:style-name="T14">В командную строку вводится «./main.exe». </text:span></text:p>
      <text:h text:style-name="Heading_20_4" text:outline-level="4">Описание возможных аварийных ситуаций и ошибок пользователя</text:h>
      <text:list xml:id="list3089505696" text:style-name="L4">
        <text:list-item>
          <text:p text:style-name="P198">Остутствие файла</text:p>
        </text:list-item>
        <text:list-item>
          <text:p text:style-name="P198">Ошибки в файле</text:p>
        </text:list-item>
      </text:list>
      <text:list xml:id="list2041650029" text:style-name="L5">
        <text:list-item>
          <text:list>
            <text:list-item>
              <text:p text:style-name="P199">Сообщение об ошибке с указанием на имя поля, при считывании которого ошибка возникла, для вариантных полей — перечисление допустимых полей. </text:p>
            </text:list-item>
          </text:list>
        </text:list-item>
      </text:list>
      <text:list xml:id="list153806831702606" text:continue-list="list3089505696" text:style-name="L4">
        <text:list-item>
          <text:p text:style-name="P198">Некорректный пункт меню — завершение программы.</text:p>
        </text:list-item>
        <text:list-item>
          <text:p text:style-name="P200">Ошибки при вводе записи о новой стране </text:p>
        </text:list-item>
        <text:list-item>
          <text:p text:style-name="P200">Имя новой страны уже есть в таблице</text:p>
        </text:list-item>
        <text:list-item>
          <text:p text:style-name="P200">Ошибки при вводе имени страны для удаления </text:p>
        </text:list-item>
        <text:list-item>
          <text:p text:style-name="P200">Отсутствие страны для удаления </text:p>
        </text:list-item>
        <text:list-item>
          <text:p text:style-name="P200"><text:soft-page-break/>При добавлении страны — превышение максимально возможного кол-ва записей (100)</text:p>
        </text:list-item>
        <text:list-item>
          <text:p text:style-name="P200">При удалении — записей меньше чем 40 (минимально возможное кол-во записей в таблице)</text:p>
        </text:list-item>
        <text:list-item>
          <text:p text:style-name="P200">Нечего вывести после фильтрации</text:p>
        </text:list-item>
      </text:list>
      <text:h text:style-name="Heading_20_2" text:outline-level="2">Описание внутренних структур данных</text:h>
      <text:p text:style-name="Text_20_body"/>
      <text:p text:style-name="P97"><text:span text:style-name="T19">struct</text:span><text:span text:style-name="T22"> </text:span><text:span text:style-name="T26">excursion</text:span>{</text:p>
      <text:p text:style-name="P97"><text:span text:style-name="T22"><text:s text:c="4"/></text:span><text:span text:style-name="T19">long</text:span><text:span text:style-name="T22"> </text:span><text:span text:style-name="T19">int</text:span><text:span text:style-name="T22"> </text:span><text:span text:style-name="T27">monument_count</text:span>;</text:p>
      <text:p text:style-name="P97"><text:span text:style-name="T22"><text:s text:c="4"/></text:span><text:span text:style-name="T19">char</text:span><text:span text:style-name="T22"> </text:span><text:span text:style-name="T27">main_type</text:span>[<text:span text:style-name="T28">MAX_STRING_FIELD_LEN</text:span>];</text:p>
      <text:p text:style-name="P96">};</text:p>
      <text:p text:style-name="P97"><text:span text:style-name="T19">struct</text:span><text:span text:style-name="T22"> </text:span><text:span text:style-name="T26">beach_front</text:span>{</text:p>
      <text:p text:style-name="P97"><text:span text:style-name="T22"><text:s text:c="4"/></text:span><text:span text:style-name="T19">char</text:span><text:span text:style-name="T22"> </text:span><text:span text:style-name="T27">season</text:span>[<text:span text:style-name="T28">MAX_STRING_FIELD_LEN</text:span>];</text:p>
      <text:p text:style-name="P97"><text:span text:style-name="T22"><text:s text:c="4"/></text:span><text:span text:style-name="T19">int</text:span><text:span text:style-name="T22"> </text:span><text:span text:style-name="T27">temperature_air</text:span>;</text:p>
      <text:p text:style-name="P97"><text:span text:style-name="T22"><text:s text:c="4"/></text:span><text:span text:style-name="T19">int</text:span><text:span text:style-name="T22"> </text:span><text:span text:style-name="T27">temperature_water</text:span>;</text:p>
      <text:p text:style-name="P97"><text:span text:style-name="T22"><text:s text:c="4"/></text:span><text:span text:style-name="T19">int</text:span><text:span text:style-name="T22"> </text:span><text:span text:style-name="T27">time_travel</text:span>;</text:p>
      <text:p text:style-name="P96">};</text:p>
      <text:p text:style-name="P97"><text:span text:style-name="T19">struct</text:span><text:span text:style-name="T22"> </text:span><text:span text:style-name="T26">sport</text:span>{</text:p>
      <text:p text:style-name="P97"><text:span text:style-name="T22"><text:s text:c="4"/></text:span><text:span text:style-name="T19">char</text:span><text:span text:style-name="T22"> </text:span><text:span text:style-name="T27">type_sport</text:span>[<text:span text:style-name="T28">MAX_STRING_FIELD_LEN</text:span>];</text:p>
      <text:p text:style-name="P97"><text:span text:style-name="T22"><text:s text:c="4"/></text:span><text:span text:style-name="T19">long</text:span><text:span text:style-name="T22"> </text:span><text:span text:style-name="T19">int</text:span><text:span text:style-name="T22"> </text:span><text:span text:style-name="T27">min_price</text:span>;</text:p>
      <text:p text:style-name="P96">};</text:p>
      <text:p text:style-name="P97"><text:span text:style-name="T19">typedef</text:span><text:span text:style-name="T22"> </text:span><text:span text:style-name="T19">struct</text:span><text:span text:style-name="T22"> </text:span><text:span text:style-name="T25">excursion</text:span><text:span text:style-name="T22"> </text:span><text:span text:style-name="T25">excursion</text:span>;</text:p>
      <text:p text:style-name="P97"><text:span text:style-name="T19">typedef</text:span><text:span text:style-name="T22"> </text:span><text:span text:style-name="T19">struct</text:span><text:span text:style-name="T22"> </text:span><text:span text:style-name="T25">beach_front</text:span><text:span text:style-name="T22"> </text:span><text:span text:style-name="T25">beach_front</text:span>;</text:p>
      <text:p text:style-name="P96"><text:span text:style-name="T19">typedef</text:span><text:span text:style-name="T22"> </text:span><text:span text:style-name="T19">struct</text:span><text:span text:style-name="T22"> </text:span><text:span text:style-name="T25">sport</text:span><text:span text:style-name="T22"> </text:span><text:span text:style-name="T25">sport</text:span>;</text:p>
      <text:p text:style-name="P97"><text:span text:style-name="T19">union</text:span><text:span text:style-name="T22"> </text:span><text:span text:style-name="T26">type_tourism</text:span>{</text:p>
      <text:p text:style-name="P97"><text:span text:style-name="T22"><text:s text:c="4"/></text:span><text:span text:style-name="T25">excursion</text:span><text:span text:style-name="T22"> </text:span><text:span text:style-name="T27">excursion</text:span>;</text:p>
      <text:p text:style-name="P97"><text:span text:style-name="T22"><text:s text:c="4"/></text:span><text:span text:style-name="T25">beach_front</text:span><text:span text:style-name="T22"> </text:span><text:span text:style-name="T27">beach</text:span>;</text:p>
      <text:p text:style-name="P97"><text:span text:style-name="T22"><text:s text:c="4"/></text:span><text:span text:style-name="T25">sport</text:span><text:span text:style-name="T22"> </text:span><text:span text:style-name="T27">sport</text:span>;</text:p>
      <text:p text:style-name="P96">};</text:p>
      <text:p text:style-name="P96"><text:span text:style-name="T19">typedef</text:span><text:span text:style-name="T22"> </text:span><text:span text:style-name="T19">union</text:span><text:span text:style-name="T22"> </text:span><text:span text:style-name="T25">type_tourism</text:span><text:span text:style-name="T22"> </text:span><text:span text:style-name="T25">type_tourism</text:span>;</text:p>
      <text:p text:style-name="P97"><text:span text:style-name="T19">struct</text:span><text:span text:style-name="T22"> </text:span><text:span text:style-name="T26">countries</text:span>{</text:p>
      <text:p text:style-name="P97"><text:span text:style-name="T22"><text:s text:c="4"/></text:span><text:span text:style-name="T19">char</text:span><text:span text:style-name="T22"> </text:span><text:span text:style-name="T27">name</text:span>[<text:span text:style-name="T28">MAX_STRING_FIELD_LEN</text:span>];</text:p>
      <text:p text:style-name="P97"><text:span text:style-name="T22"><text:s text:c="4"/></text:span><text:span text:style-name="T19">long</text:span><text:span text:style-name="T22"> </text:span><text:span text:style-name="T19">long</text:span><text:span text:style-name="T22"> </text:span><text:span text:style-name="T19">unsigned</text:span><text:span text:style-name="T22"> </text:span><text:span text:style-name="T19">int</text:span><text:span text:style-name="T22"> </text:span><text:span text:style-name="T27">people_amount</text:span>;</text:p>
      <text:p text:style-name="P97"><text:span text:style-name="T22"><text:s text:c="4"/></text:span><text:span text:style-name="T19">char</text:span><text:span text:style-name="T22"> </text:span><text:span text:style-name="T27">capital</text:span>[<text:span text:style-name="T28">MAX_STRING_FIELD_LEN</text:span>];</text:p>
      <text:p text:style-name="P97"><text:span text:style-name="T22"><text:s text:c="4"/></text:span><text:span text:style-name="T19">char</text:span><text:span text:style-name="T22"> </text:span><text:span text:style-name="T27">mainland</text:span>[<text:span text:style-name="T28">MAX_STRING_FIELD_LEN</text:span>];</text:p>
      <text:p text:style-name="P97"><text:span text:style-name="T22"><text:s text:c="4"/></text:span><text:span text:style-name="T19">char</text:span><text:span text:style-name="T22"> </text:span><text:span text:style-name="T27">tourism_type</text:span>[<text:span text:style-name="T28">MAX_STRING_FIELD_LEN</text:span>];</text:p>
      <text:p text:style-name="P97"><text:span text:style-name="T22"><text:s text:c="4"/></text:span><text:span text:style-name="T25">type_tourism</text:span><text:span text:style-name="T22"> </text:span><text:span text:style-name="T27">description</text:span>;</text:p>
      <text:p text:style-name="P96">};</text:p>
      <text:p text:style-name="P97"><text:span text:style-name="T19">typedef</text:span><text:span text:style-name="T22"> </text:span><text:span text:style-name="T19">struct</text:span><text:span text:style-name="T22"> </text:span><text:span text:style-name="T25">countries</text:span><text:span text:style-name="T22"> </text:span><text:span text:style-name="T25">countries</text:span>;</text:p>
      <text:p text:style-name="P109"/>
      <text:p text:style-name="P97"><text:span text:style-name="T19">struct</text:span><text:span text:style-name="T22"> </text:span><text:span text:style-name="T26">key</text:span>{</text:p>
      <text:p text:style-name="P97"><text:span text:style-name="T22"><text:s text:c="4"/></text:span><text:span text:style-name="T19">int</text:span><text:span text:style-name="T22"> </text:span><text:span text:style-name="T27">index</text:span>;</text:p>
      <text:p text:style-name="P97"><text:span text:style-name="T22"><text:s text:c="4"/></text:span><text:span text:style-name="T19">char</text:span><text:span text:style-name="T22"> </text:span><text:span text:style-name="T27">name</text:span>[<text:span text:style-name="T28">MAX_STRING_FIELD_LEN</text:span>];</text:p>
      <text:p text:style-name="P96">};</text:p>
      <text:p text:style-name="P97"><text:span text:style-name="T19">typedef</text:span><text:span text:style-name="T22"> </text:span><text:span text:style-name="T19">struct</text:span><text:span text:style-name="T22"> </text:span><text:span text:style-name="T25">key</text:span><text:span text:style-name="T22"> </text:span><text:span text:style-name="T25">key</text:span>;</text:p>
      <text:p text:style-name="P107"/>
      <text:h text:style-name="Heading_20_2" text:outline-level="2"><text:soft-page-break/>Оп<text:span text:style-name="T3">и</text:span>сание алгоритма</text:h>
      <text:list xml:id="list428256063" text:style-name="L6">
        <text:list-item>
          <text:p text:style-name="P202">Открыть файл</text:p>
        </text:list-item>
        <text:list-item>
          <text:p text:style-name="P202">Считать данные из файла в массив структур</text:p>
        </text:list-item>
        <text:list-item>
          <text:p text:style-name="P202">Вывести меню</text:p>
        </text:list-item>
        <text:list-item>
          <text:p text:style-name="P202">Пока пользователь вводит числа из приведенного списка</text:p>
        </text:list-item>
        <text:list-item>
          <text:p text:style-name="P202">Если 1</text:p>
          <text:list>
            <text:list-item>
              <text:p text:style-name="P202">Вывести таблицу</text:p>
            </text:list-item>
          </text:list>
        </text:list-item>
        <text:list-item>
          <text:p text:style-name="P202">Если 2</text:p>
          <text:list>
            <text:list-item>
              <text:p text:style-name="P202">Добавить страну</text:p>
            </text:list-item>
            <text:list-item>
              <text:p text:style-name="P202">Обновить файл</text:p>
            </text:list-item>
          </text:list>
        </text:list-item>
        <text:list-item>
          <text:p text:style-name="P201"><text:span text:style-name="T15">Если </text:span><text:span text:style-name="T48">3</text:span></text:p>
          <text:list>
            <text:list-item>
              <text:p text:style-name="P202">Удалить страну</text:p>
            </text:list-item>
            <text:list-item>
              <text:p text:style-name="P202">Обновить файл</text:p>
            </text:list-item>
          </text:list>
        </text:list-item>
        <text:list-item>
          <text:p text:style-name="P202">Если 4</text:p>
          <text:list>
            <text:list-item>
              <text:p text:style-name="P202">Создать массив ключей</text:p>
            </text:list-item>
            <text:list-item>
              <text:p text:style-name="P202">Остортировать сортировкой пузырьком</text:p>
            </text:list-item>
          </text:list>
        </text:list-item>
        <text:list-item>
          <text:p text:style-name="P202">Если 5</text:p>
          <text:list>
            <text:list-item>
              <text:p text:style-name="P202">Создать массив ключей</text:p>
            </text:list-item>
            <text:list-item>
              <text:p text:style-name="P202">Остортировать сортировкой пузырьком</text:p>
            </text:list-item>
          </text:list>
        </text:list-item>
        <text:list-item>
          <text:p text:style-name="P202">Если 6</text:p>
          <text:list>
            <text:list-item>
              <text:p text:style-name="P203">Протестировать</text:p>
            </text:list-item>
            <text:list-item>
              <text:p text:style-name="P203">Вывести результаты тестирования</text:p>
            </text:list-item>
          </text:list>
        </text:list-item>
        <text:list-item>
          <text:p text:style-name="P204">Если 7</text:p>
          <text:list>
            <text:list-item>
              <text:p text:style-name="P204">Отфильтровать</text:p>
            </text:list-item>
          </text:list>
        </text:list-item>
        <text:list-item>
          <text:p text:style-name="P204">Если 8</text:p>
          <text:list>
            <text:list-item>
              <text:p text:style-name="P204">Остортировать не по ключам, а саму таблицу</text:p>
            </text:list-item>
            <text:list-item>
              <text:p text:style-name="P205">Обновить файл</text:p>
            </text:list-item>
          </text:list>
        </text:list-item>
        <text:list-item>
          <text:p text:style-name="P206">Конец Пока</text:p>
        </text:list-item>
        <text:list-item>
          <text:p text:style-name="P205"><text:span text:style-name="T49">завершить программу</text:span> </text:p>
        </text:list-item>
      </text:list>
      <text:h text:style-name="Heading_20_2" text:outline-level="2"><text:span text:style-name="T32">Основные ф</text:span>ункции</text:h>
      <text:p text:style-name="P108">choices.h</text:p>
      <text:list xml:id="list2461104755" text:style-name="L7">
        <text:list-item>
          <text:p text:style-name="P163"><text:span text:style-name="T19">void</text:span><text:span text:style-name="T22"> </text:span><text:span text:style-name="T33">add_country</text:span>(<text:span text:style-name="T25">countries</text:span><text:span text:style-name="T22"> </text:span><text:span text:style-name="T36">table</text:span>[<text:span text:style-name="T28">MAX_STRUCT_COUNT</text:span>],<text:span text:style-name="T22"> </text:span><text:span text:style-name="T19">int</text:span><text:span text:style-name="T22"> </text:span>*<text:span text:style-name="T36">len</text:span>);</text:p>
        </text:list-item>
        <text:list-item>
          <text:p text:style-name="P162"><text:soft-page-break/><text:span text:style-name="T19">void</text:span><text:span text:style-name="T22"> </text:span><text:span text:style-name="T33">del_country</text:span>(<text:span text:style-name="T25">countries</text:span><text:span text:style-name="T22"> </text:span><text:span text:style-name="T36">table</text:span>[<text:span text:style-name="T28">MAX_STRUCT_COUNT</text:span>],<text:span text:style-name="T22"> </text:span><text:span text:style-name="T19">int</text:span><text:span text:style-name="T22"> </text:span>*<text:span text:style-name="T22"> </text:span><text:span text:style-name="T36">len</text:span>);</text:p>
        </text:list-item>
        <text:list-item>
          <text:p text:style-name="P162"><text:span text:style-name="T19">void</text:span><text:span text:style-name="T22"> </text:span><text:span text:style-name="T33">choice_filter</text:span>(<text:span text:style-name="T25">countries</text:span><text:span text:style-name="T22"> </text:span><text:span text:style-name="T36">table</text:span>[<text:span text:style-name="T28">MAX_STRUCT_COUNT</text:span>],<text:span text:style-name="T22"> </text:span><text:span text:style-name="T19">int</text:span><text:span text:style-name="T22"> </text:span><text:span text:style-name="T36">len</text:span>);</text:p>
        </text:list-item>
      </text:list>
      <text:p text:style-name="P106">check_fields.h</text:p>
      <text:list xml:id="list3703342147" text:style-name="L8">
        <text:list-item>
          <text:p text:style-name="P165"><text:span text:style-name="T19">int</text:span><text:span text:style-name="T22"> </text:span><text:span text:style-name="T33">check_field_name</text:span>(<text:span text:style-name="T19">char</text:span><text:span text:style-name="T22"> </text:span>*<text:span text:style-name="T36">string</text:span>,<text:span text:style-name="T22"> </text:span><text:span text:style-name="T25">countries</text:span><text:span text:style-name="T22"> </text:span><text:span text:style-name="T36">table</text:span>[<text:span text:style-name="T28">MAX_STRUCT_COUNT</text:span>],<text:span text:style-name="T22"> </text:span><text:span text:style-name="T19">int</text:span><text:span text:style-name="T22"> </text:span><text:span text:style-name="T36">len</text:span>);</text:p>
        </text:list-item>
        <text:list-item>
          <text:p text:style-name="P164"><text:span text:style-name="T19">int</text:span><text:span text:style-name="T22"> </text:span><text:span text:style-name="T33">check_field_people_amount</text:span>(<text:span text:style-name="T19">long</text:span><text:span text:style-name="T22"> </text:span><text:span text:style-name="T19">long</text:span><text:span text:style-name="T22"> </text:span><text:span text:style-name="T19">unsigned</text:span><text:span text:style-name="T22"> </text:span><text:span text:style-name="T19">int</text:span><text:span text:style-name="T22"> </text:span><text:span text:style-name="T36">people_amount</text:span>);</text:p>
        </text:list-item>
        <text:list-item>
          <text:p text:style-name="P164"><text:span text:style-name="T19">int</text:span><text:span text:style-name="T22"> </text:span><text:span text:style-name="T33">check_field_capital</text:span>(<text:span text:style-name="T19">char</text:span><text:span text:style-name="T22"> </text:span>*<text:span text:style-name="T36">string</text:span>);</text:p>
        </text:list-item>
        <text:list-item>
          <text:p text:style-name="P164"><text:span text:style-name="T19">int</text:span><text:span text:style-name="T22"> </text:span><text:span text:style-name="T33">check_field_mainland</text:span>(<text:span text:style-name="T19">char</text:span><text:span text:style-name="T22"> </text:span>*<text:span text:style-name="T36">string</text:span>);</text:p>
        </text:list-item>
        <text:list-item>
          <text:p text:style-name="P164"><text:span text:style-name="T19">int</text:span><text:span text:style-name="T22"> </text:span><text:span text:style-name="T33">check_field_tourism_type</text:span>(<text:span text:style-name="T19">char</text:span><text:span text:style-name="T22"> </text:span>*<text:span text:style-name="T36">string</text:span>);</text:p>
        </text:list-item>
        <text:list-item>
          <text:p text:style-name="P164"><text:span text:style-name="T19">int</text:span><text:span text:style-name="T22"> </text:span><text:span text:style-name="T33">check_field_exursion_main_type</text:span>(<text:span text:style-name="T19">char</text:span><text:span text:style-name="T22"> </text:span>*<text:span text:style-name="T36">string</text:span>);</text:p>
        </text:list-item>
        <text:list-item>
          <text:p text:style-name="P164"><text:span text:style-name="T19">int</text:span><text:span text:style-name="T22"> </text:span><text:span text:style-name="T33">check_field_exursion_monument_count</text:span>(<text:span text:style-name="T19">long</text:span><text:span text:style-name="T22"> </text:span><text:span text:style-name="T19">int</text:span><text:span text:style-name="T22"> </text:span><text:span text:style-name="T36">count</text:span>);</text:p>
        </text:list-item>
        <text:list-item>
          <text:p text:style-name="P164"><text:span text:style-name="T19">int</text:span><text:span text:style-name="T22"> </text:span><text:span text:style-name="T33">check_field_sport_type</text:span>(<text:span text:style-name="T19">char</text:span><text:span text:style-name="T22"> </text:span>*<text:span text:style-name="T36">string</text:span>);</text:p>
        </text:list-item>
        <text:list-item>
          <text:p text:style-name="P164"><text:span text:style-name="T19">int</text:span><text:span text:style-name="T22"> </text:span><text:span text:style-name="T33">check_field_sport_min_price</text:span>(<text:span text:style-name="T19">long</text:span><text:span text:style-name="T22"> </text:span><text:span text:style-name="T19">int</text:span><text:span text:style-name="T22"> </text:span><text:span text:style-name="T36">price</text:span>);</text:p>
        </text:list-item>
        <text:list-item>
          <text:p text:style-name="P164"><text:span text:style-name="T19">int</text:span><text:span text:style-name="T22"> </text:span><text:span text:style-name="T33">check_field_beach_season</text:span>(<text:span text:style-name="T19">char</text:span><text:span text:style-name="T22"> </text:span>*<text:span text:style-name="T36">string</text:span>);</text:p>
        </text:list-item>
        <text:list-item>
          <text:p text:style-name="P164"><text:span text:style-name="T19">int</text:span><text:span text:style-name="T22"> </text:span><text:span text:style-name="T33">check_field_beach_temperature_air</text:span>(<text:span text:style-name="T19">int</text:span><text:span text:style-name="T22"> </text:span><text:span text:style-name="T36">t</text:span>);</text:p>
        </text:list-item>
        <text:list-item>
          <text:p text:style-name="P164"><text:span text:style-name="T19">int</text:span><text:span text:style-name="T22"> </text:span><text:span text:style-name="T33">check_field_beach_temperature_water</text:span>(<text:span text:style-name="T19">int</text:span><text:span text:style-name="T22"> </text:span><text:span text:style-name="T36">t</text:span>);</text:p>
        </text:list-item>
        <text:list-item>
          <text:p text:style-name="P166"><text:span text:style-name="T19">int</text:span><text:span text:style-name="T22"> </text:span><text:span text:style-name="T33">check_field_beach_time_travel</text:span>(<text:span text:style-name="T19">int</text:span><text:span text:style-name="T22"> </text:span><text:span text:style-name="T36">t</text:span>);</text:p>
        </text:list-item>
        <text:list-item>
          <text:p text:style-name="P166"><text:span text:style-name="T19">int</text:span><text:span text:style-name="T22"> </text:span><text:span text:style-name="T33">check_table_by_name</text:span>(<text:span text:style-name="T25">countries</text:span><text:span text:style-name="T22"> </text:span><text:span text:style-name="T36">table</text:span>[<text:span text:style-name="T28">MAX_STRUCT_COUNT</text:span>],<text:span text:style-name="T22"> </text:span><text:span text:style-name="T19">int</text:span><text:span text:style-name="T22"> </text:span><text:span text:style-name="T36">len</text:span>);</text:p>
        </text:list-item>
      </text:list>
      <text:p text:style-name="P98">file.h</text:p>
      <text:list xml:id="list2375197622" text:style-name="L9">
        <text:list-item>
          <text:p text:style-name="P167"><text:span text:style-name="T19">int</text:span><text:span text:style-name="T22"> </text:span><text:span text:style-name="T33">read_file_to_struct</text:span>(<text:span text:style-name="T19">char</text:span><text:span text:style-name="T22"> </text:span>*<text:span text:style-name="T36">filename</text:span>,<text:span text:style-name="T22"> </text:span><text:span text:style-name="T25">countries</text:span><text:span text:style-name="T22"> </text:span><text:span text:style-name="T36">arr</text:span>[<text:span text:style-name="T28">MAX_STRUCT_COUNT</text:span>],<text:span text:style-name="T22"> </text:span><text:span text:style-name="T19">int</text:span><text:span text:style-name="T22"> </text:span>*<text:span text:style-name="T36">len</text:span>);</text:p>
        </text:list-item>
        <text:list-item>
          <text:p text:style-name="P167"><text:span text:style-name="T19">void</text:span><text:span text:style-name="T22"> </text:span><text:span text:style-name="T33">filework_output_error_messages</text:span>(<text:span text:style-name="T19">int</text:span><text:span text:style-name="T22"> </text:span><text:span text:style-name="T36">rc</text:span>);</text:p>
        </text:list-item>
        <text:list-item>
          <text:p text:style-name="P168"><text:span text:style-name="T19">int</text:span><text:span text:style-name="T22"> </text:span><text:span text:style-name="T33">read_field_char</text:span>(<text:span text:style-name="T25">FILE</text:span><text:span text:style-name="T22"> </text:span>*<text:span text:style-name="T36">file</text:span>,<text:span text:style-name="T22"> </text:span><text:span text:style-name="T19">char</text:span><text:span text:style-name="T22"> </text:span><text:span text:style-name="T36">field</text:span>[<text:span text:style-name="T28">MAX_STRING_FIELD_LEN</text:span>]);</text:p>
        </text:list-item>
        <text:list-item>
          <text:p text:style-name="P168"><text:span text:style-name="T19">int</text:span><text:span text:style-name="T22"> </text:span><text:span text:style-name="T33">read_line</text:span>(<text:span text:style-name="T25">FILE</text:span><text:span text:style-name="T22"> </text:span>*<text:span text:style-name="T36">file</text:span>,<text:span text:style-name="T22"> </text:span><text:span text:style-name="T25">countries</text:span><text:span text:style-name="T22"> </text:span>*<text:span text:style-name="T36">line</text:span>);</text:p>
        </text:list-item>
        <text:list-item>
          <text:p text:style-name="P168"><text:span text:style-name="T19">void</text:span><text:span text:style-name="T22"> </text:span><text:span text:style-name="T33">write_table_in_file</text:span>(<text:span text:style-name="T19">char</text:span><text:span text:style-name="T22"> </text:span><text:span text:style-name="T36">file_name</text:span>[<text:span text:style-name="T28">MAX_FILENAME_LEN</text:span>],<text:span text:style-name="T22"> </text:span><text:span text:style-name="T25">countries</text:span><text:span text:style-name="T22"> </text:span><text:span text:style-name="T36">table</text:span>[<text:span text:style-name="T28">MAX_STRUCT_COUNT</text:span>],<text:span text:style-name="T22"> </text:span><text:span text:style-name="T19">int</text:span><text:span text:style-name="T22"> </text:span><text:span text:style-name="T36">len</text:span>);</text:p>
        </text:list-item>
      </text:list>
      <text:p text:style-name="P99">filter.h</text:p>
      <text:list xml:id="list3566217728" text:style-name="L10">
        <text:list-item>
          <text:p text:style-name="P170"><text:span text:style-name="T20">int</text:span><text:span text:style-name="T23"> </text:span><text:span text:style-name="T34">input_filters_fields</text:span><text:span text:style-name="T50">(</text:span><text:span text:style-name="T20">char</text:span><text:span text:style-name="T23"> </text:span><text:span text:style-name="T37">mainland</text:span><text:span text:style-name="T50">[</text:span><text:span text:style-name="T29">MAX_STRING_FIELD_LEN</text:span><text:span text:style-name="T50">], </text:span><text:span text:style-name="T19">char</text:span><text:span text:style-name="T22"> </text:span><text:span text:style-name="T36">sport_type</text:span>[<text:span text:style-name="T28">MAX_STRING_FIELD_LEN</text:span>]);</text:p>
        </text:list-item>
        <text:list-item>
          <text:p text:style-name="P169"><text:span text:style-name="T19">void</text:span><text:span text:style-name="T22"> </text:span><text:span text:style-name="T33">output_filter_results</text:span>(<text:span text:style-name="T19">char</text:span><text:span text:style-name="T22"> </text:span><text:span text:style-name="T36">mainland</text:span>[<text:span text:style-name="T28">MAX_STRING_FIELD_LEN</text:span>],<text:span text:style-name="T22"> </text:span><text:span text:style-name="T19">char</text:span><text:span text:style-name="T22"> </text:span><text:span text:style-name="T36">sport_type</text:span>[<text:span text:style-name="T28">MAX_STRING_FIELD_LEN</text:span>],<text:span text:style-name="T22"> </text:span><text:span text:style-name="T25">countries</text:span><text:span text:style-name="T22"> </text:span><text:span text:style-name="T36">table</text:span>[<text:span text:style-name="T28">MAX_STRUCT_COUNT</text:span>],<text:span text:style-name="T22"> </text:span><text:span text:style-name="T19">int</text:span><text:span text:style-name="T22"> </text:span><text:span text:style-name="T36">len</text:span>);</text:p>
        </text:list-item>
      </text:list>
      <text:p text:style-name="P100">help_functions.h</text:p>
      <text:list xml:id="list2860965184" text:style-name="L11">
        <text:list-item>
          <text:p text:style-name="P172"><text:span text:style-name="T21">void</text:span><text:span text:style-name="T24"> </text:span><text:span text:style-name="T35">get_variants_value_by_key</text:span><text:span text:style-name="T51">(</text:span><text:span text:style-name="T21">char</text:span><text:span text:style-name="T24"> </text:span><text:span text:style-name="T38">key</text:span><text:span text:style-name="T51">,</text:span><text:span text:style-name="T24"> </text:span><text:span text:style-name="T21">int</text:span><text:span text:style-name="T24"> </text:span><text:span text:style-name="T51">*</text:span><text:span text:style-name="T38">len</text:span><text:span text:style-name="T51">,</text:span><text:span text:style-name="T24"> </text:span><text:span text:style-name="T21">char</text:span><text:span text:style-name="T24"> </text:span><text:span text:style-name="T38">res_arr</text:span><text:span text:style-name="T51">[</text:span><text:span text:style-name="T30">7</text:span><text:span text:style-name="T31">]</text:span><text:span text:style-name="T51">[</text:span><text:span text:style-name="T30">MAX_STRING_FIELD_LEN</text:span><text:span text:style-name="T51">]); </text:span></text:p>
        </text:list-item>
        <text:list-item>
          <text:p text:style-name="P172"><text:span text:style-name="T19">int</text:span><text:span text:style-name="T22"> </text:span><text:span text:style-name="T33">search_struct_by_name</text:span>(<text:span text:style-name="T25">countries</text:span><text:span text:style-name="T22"> </text:span><text:span text:style-name="T36">struct_arr</text:span>[<text:span text:style-name="T28">MAX_STRUCT_COUNT</text:span>],<text:span text:style-name="T22"> </text:span><text:span text:style-name="T19">char</text:span><text:span text:style-name="T22"> </text:span><text:span text:style-name="T36">key</text:span>[<text:span text:style-name="T28">MAX_STRING_FIELD_LEN</text:span>],<text:span text:style-name="T22"> </text:span><text:span text:style-name="T19">int</text:span><text:span text:style-name="T22"> </text:span><text:span text:style-name="T36">len</text:span>);</text:p>
        </text:list-item>
        <text:list-item>
          <text:p text:style-name="P171"><text:span text:style-name="T19">void</text:span><text:span text:style-name="T22"> </text:span><text:span text:style-name="T33">make_hours_from_minutes</text:span>(<text:span text:style-name="T19">int</text:span><text:span text:style-name="T22"> </text:span><text:span text:style-name="T36">minutes</text:span>,<text:span text:style-name="T22"> </text:span><text:span text:style-name="T19">int</text:span><text:span text:style-name="T22"> </text:span>*<text:span text:style-name="T36">res_minutes</text:span>,<text:span text:style-name="T22"> </text:span><text:span text:style-name="T19">int</text:span><text:span text:style-name="T22"> </text:span>*<text:span text:style-name="T36">hours</text:span>);</text:p>
        </text:list-item>
        <text:list-item>
          <text:p text:style-name="P171"><text:span text:style-name="T19">void</text:span><text:span text:style-name="T22"> </text:span><text:span text:style-name="T33">make_minutes_from_hours</text:span>(<text:span text:style-name="T19">int</text:span><text:span text:style-name="T22"> </text:span>*<text:span text:style-name="T36">res_minutes</text:span>,<text:span text:style-name="T22"> </text:span><text:span text:style-name="T19">int</text:span><text:span text:style-name="T22"> </text:span><text:span text:style-name="T36">minutes</text:span>,<text:span text:style-name="T22"> </text:span><text:span text:style-name="T19">int</text:span><text:span text:style-name="T22"> </text:span><text:span text:style-name="T36">hours</text:span>);</text:p>
        </text:list-item>
        <text:list-item>
          <text:p text:style-name="P173"><text:span text:style-name="T19">void</text:span><text:span text:style-name="T22"> </text:span><text:span text:style-name="T33">clear_string</text:span>(<text:span text:style-name="T19">char</text:span><text:span text:style-name="T22"> </text:span>*<text:span text:style-name="T36">string</text:span>,<text:span text:style-name="T22"> </text:span><text:span text:style-name="T19">int</text:span><text:span text:style-name="T22"> </text:span><text:span text:style-name="T36">len</text:span>);</text:p>
        </text:list-item>
        <text:list-item>
          <text:p text:style-name="P173"><text:span text:style-name="T19">void</text:span><text:span text:style-name="T22"> </text:span><text:span text:style-name="T33">clear_contries</text:span>(<text:span text:style-name="T25">countries</text:span><text:span text:style-name="T22"> </text:span>*<text:span text:style-name="T36">elem</text:span>);</text:p>
        </text:list-item>
        <text:list-item>
          <text:p text:style-name="P173"><text:span text:style-name="T19">int</text:span><text:span text:style-name="T22"> </text:span><text:span text:style-name="T33">get_max</text:span>(<text:span text:style-name="T19">int</text:span><text:span text:style-name="T22"> </text:span><text:span text:style-name="T36">n1</text:span>,<text:span text:style-name="T22"> </text:span><text:span text:style-name="T19">int</text:span><text:span text:style-name="T22"> </text:span><text:span text:style-name="T36">n2</text:span>,<text:span text:style-name="T22"> </text:span><text:span text:style-name="T19">int</text:span><text:span text:style-name="T22"> </text:span><text:span text:style-name="T36">n3</text:span>,<text:span text:style-name="T22"> </text:span><text:span text:style-name="T19">int</text:span><text:span text:style-name="T22"> </text:span><text:span text:style-name="T36">n4</text:span>);</text:p>
        </text:list-item>
        <text:list-item>
          <text:p text:style-name="P173"><text:span text:style-name="T19">void</text:span><text:span text:style-name="T22"> </text:span><text:span text:style-name="T33">copy_countries</text:span>(<text:span text:style-name="T25">countries</text:span><text:span text:style-name="T22"> </text:span><text:span text:style-name="T36">old_table</text:span>[<text:span text:style-name="T28">MAX_STRUCT_COUNT</text:span>],<text:span text:style-name="T22"> </text:span><text:span text:style-name="T25">countries</text:span><text:span text:style-name="T22"> </text:span><text:span text:style-name="T36">new_table</text:span>[<text:span text:style-name="T28">MAX_STRUCT_COUNT</text:span>],<text:span text:style-name="T22"> </text:span><text:span text:style-name="T19">int</text:span><text:span text:style-name="T22"> </text:span><text:span text:style-name="T36">len</text:span>);</text:p>
        </text:list-item>
        <text:list-item>
          <text:p text:style-name="P174"><text:span text:style-name="T19">int</text:span><text:span text:style-name="T22"> </text:span><text:span text:style-name="T33">input_name</text:span>(<text:span text:style-name="T19">char</text:span><text:span text:style-name="T22"> </text:span><text:span text:style-name="T36">name</text:span>[<text:span text:style-name="T28">MAX_STRING_FIELD_LEN</text:span>],<text:span text:style-name="T22"> </text:span><text:span text:style-name="T25">countries</text:span><text:span text:style-name="T22"> </text:span><text:span text:style-name="T36">table</text:span>[<text:span text:style-name="T28">MAX_STRUCT_COUNT</text:span>],<text:span text:style-name="T22"> </text:span><text:span text:style-name="T19">int</text:span><text:span text:style-name="T22"> </text:span><text:span text:style-name="T36">len</text:span>);</text:p>
        </text:list-item>
      </text:list>
      <text:p text:style-name="P101">in<text:span text:style-name="T52">p</text:span>ut_data.h</text:p>
      <text:list xml:id="list284039604" text:style-name="L12">
        <text:list-item>
          <text:p text:style-name="P176"><text:span text:style-name="T19">int</text:span><text:span text:style-name="T22"> </text:span><text:span text:style-name="T33">input_people_amount</text:span>(<text:span text:style-name="T19">long</text:span><text:span text:style-name="T22"> </text:span><text:span text:style-name="T19">long</text:span><text:span text:style-name="T22"> </text:span><text:span text:style-name="T19">unsigned</text:span><text:span text:style-name="T22"> </text:span><text:span text:style-name="T19">int</text:span><text:span text:style-name="T22"> </text:span>*<text:span text:style-name="T36">people_amount</text:span>);</text:p>
        </text:list-item>
        <text:list-item>
          <text:p text:style-name="P175"><text:span text:style-name="T19">int</text:span><text:span text:style-name="T22"> </text:span><text:span text:style-name="T33">input_capital</text:span>(<text:span text:style-name="T19">char</text:span><text:span text:style-name="T22"> </text:span><text:span text:style-name="T36">capital</text:span>[<text:span text:style-name="T28">MAX_STRING_FIELD_LEN</text:span>]);</text:p>
        </text:list-item>
        <text:list-item>
          <text:p text:style-name="P177"><text:span text:style-name="T19">int</text:span><text:span text:style-name="T22"> </text:span><text:span text:style-name="T33">input_mainland</text:span>(<text:span text:style-name="T19">char</text:span><text:span text:style-name="T22"> </text:span><text:span text:style-name="T36">mainland</text:span>[<text:span text:style-name="T28">MAX_STRING_FIELD_LEN</text:span>]);</text:p>
        </text:list-item>
        <text:list-item>
          <text:p text:style-name="P177"><text:span text:style-name="T19">int</text:span><text:span text:style-name="T22"> </text:span><text:span text:style-name="T33">input_tourism_type</text:span>(<text:span text:style-name="T19">char</text:span><text:span text:style-name="T22"> </text:span><text:span text:style-name="T36">tourism_type</text:span>[<text:span text:style-name="T28">MAX_STRING_FIELD_LEN</text:span>]);</text:p>
        </text:list-item>
        <text:list-item>
          <text:p text:style-name="P178"><text:span text:style-name="T19">int</text:span><text:span text:style-name="T22"> </text:span><text:span text:style-name="T33">input_excursion_main_type</text:span>(<text:span text:style-name="T19">char</text:span><text:span text:style-name="T22"> </text:span><text:span text:style-name="T36">main_type</text:span>[<text:span text:style-name="T28">MAX_STRING_FIELD_LEN</text:span>]);</text:p>
        </text:list-item>
        <text:list-item>
          <text:p text:style-name="P178"><text:span text:style-name="T19">int</text:span><text:span text:style-name="T22"> </text:span><text:span text:style-name="T33">input_excursion_monuments_count</text:span>(<text:span text:style-name="T19">long</text:span><text:span text:style-name="T22"> </text:span><text:span text:style-name="T19">int</text:span><text:span text:style-name="T22"> </text:span>*<text:span text:style-name="T36">monuments_count</text:span>);</text:p>
        </text:list-item>
        <text:list-item>
          <text:p text:style-name="P178"><text:span text:style-name="T19">int</text:span><text:span text:style-name="T22"> </text:span><text:span text:style-name="T33">input_beach_season</text:span>(<text:span text:style-name="T19">char</text:span><text:span text:style-name="T22"> </text:span><text:span text:style-name="T36">season</text:span>[<text:span text:style-name="T28">MAX_STRING_FIELD_LEN</text:span>]);</text:p>
        </text:list-item>
        <text:list-item>
          <text:p text:style-name="P178"><text:span text:style-name="T19">int</text:span><text:span text:style-name="T22"> </text:span><text:span text:style-name="T33">input_beach_temperature_air</text:span>(<text:span text:style-name="T19">int</text:span><text:span text:style-name="T22"> </text:span>*<text:span text:style-name="T36">temperature_air</text:span>);</text:p>
        </text:list-item>
        <text:list-item>
          <text:p text:style-name="P179"><text:span text:style-name="T19">int</text:span><text:span text:style-name="T22"> </text:span><text:span text:style-name="T33">input_beach_temperature_water</text:span>(<text:span text:style-name="T19">int</text:span><text:span text:style-name="T22"> </text:span>*<text:span text:style-name="T36">temperature_water</text:span>);</text:p>
        </text:list-item>
        <text:list-item>
          <text:p text:style-name="P179"><text:span text:style-name="T19">int</text:span><text:span text:style-name="T22"> </text:span><text:span text:style-name="T33">input_beach_time_travel</text:span>(<text:span text:style-name="T19">int</text:span><text:span text:style-name="T22"> </text:span>*<text:span text:style-name="T36">time_travel</text:span>);</text:p>
        </text:list-item>
        <text:list-item>
          <text:p text:style-name="P180"><text:span text:style-name="T19">int</text:span><text:span text:style-name="T22"> </text:span><text:span text:style-name="T33">input_sport_main_type</text:span>(<text:span text:style-name="T19">char</text:span><text:span text:style-name="T22"> </text:span><text:span text:style-name="T36">main_type</text:span>[<text:span text:style-name="T28">MAX_STRING_FIELD_LEN</text:span>]);</text:p>
        </text:list-item>
        <text:list-item>
          <text:p text:style-name="P180"><text:span text:style-name="T19">int</text:span><text:span text:style-name="T22"> </text:span><text:span text:style-name="T33">input_sport_min_price</text:span>(<text:span text:style-name="T19">long</text:span><text:span text:style-name="T22"> </text:span><text:span text:style-name="T19">int</text:span><text:span text:style-name="T22"> </text:span>*<text:span text:style-name="T36">time_travel</text:span>);</text:p>
        </text:list-item>
        <text:list-item>
          <text:p text:style-name="P180"><text:span text:style-name="T19">int</text:span><text:span text:style-name="T22"> </text:span><text:span text:style-name="T33">input_country</text:span>(<text:span text:style-name="T25">countries</text:span><text:span text:style-name="T22"> </text:span>*<text:span text:style-name="T36">elem</text:span>,<text:span text:style-name="T22"> </text:span><text:span text:style-name="T25">countries</text:span><text:span text:style-name="T22"> </text:span><text:span text:style-name="T36">table</text:span>[<text:span text:style-name="T28">MAX_STRUCT_COUNT</text:span>],<text:span text:style-name="T22"> </text:span><text:span text:style-name="T19">int</text:span><text:span text:style-name="T22"> </text:span><text:span text:style-name="T36">len</text:span>);</text:p>
          <text:p text:style-name="P180"/>
        </text:list-item>
      </text:list>
      <text:p text:style-name="P102"><text:soft-page-break/>key_array.h</text:p>
      <text:list xml:id="list2862468060" text:style-name="L13">
        <text:list-item>
          <text:p text:style-name="P182"><text:span text:style-name="T19">int</text:span><text:span text:style-name="T22"> </text:span><text:span text:style-name="T33">key_array_sort_with</text:span>(<text:span text:style-name="T25">key</text:span><text:span text:style-name="T22"> </text:span><text:span text:style-name="T36">arr</text:span>[<text:span text:style-name="T28">MAX_STRUCT_COUNT</text:span>],<text:span text:style-name="T22"> </text:span><text:span text:style-name="T19">int</text:span><text:span text:style-name="T22"> </text:span><text:span text:style-name="T36">len</text:span>,<text:span text:style-name="T22"> </text:span><text:span text:style-name="T25">size_t</text:span><text:span text:style-name="T22"> </text:span>*<text:span text:style-name="T36">size</text:span>);</text:p>
        </text:list-item>
        <text:list-item>
          <text:p text:style-name="P182"><text:span text:style-name="T19">int</text:span><text:span text:style-name="T22"> </text:span><text:span text:style-name="T33">key_array_sort</text:span>(<text:span text:style-name="T25">key</text:span><text:span text:style-name="T22"> </text:span><text:span text:style-name="T36">arr</text:span>[<text:span text:style-name="T28">MAX_STRUCT_COUNT</text:span>],<text:span text:style-name="T22"> </text:span><text:span text:style-name="T19">int</text:span><text:span text:style-name="T22"> </text:span><text:span text:style-name="T36">len</text:span>);</text:p>
        </text:list-item>
        <text:list-item>
          <text:p text:style-name="P182"><text:span text:style-name="T19">void</text:span><text:span text:style-name="T22"> </text:span><text:span text:style-name="T33">key_array_quick_sort</text:span>(<text:span text:style-name="T25">key</text:span><text:span text:style-name="T22"> </text:span><text:span text:style-name="T36">arr</text:span>[<text:span text:style-name="T28">MAX_STRUCT_COUNT</text:span>],<text:span text:style-name="T22"> </text:span><text:span text:style-name="T19">int</text:span><text:span text:style-name="T22"> </text:span><text:span text:style-name="T36">first_border</text:span>,<text:span text:style-name="T22"> </text:span><text:span text:style-name="T19">int</text:span><text:span text:style-name="T22"> </text:span><text:span text:style-name="T36">last_border</text:span>);</text:p>
        </text:list-item>
        <text:list-item>
          <text:p text:style-name="P181"><text:span text:style-name="T19">void</text:span><text:span text:style-name="T22"> </text:span><text:span text:style-name="T33">make_key_array_from_struct_array</text:span>(<text:span text:style-name="T25">key</text:span><text:span text:style-name="T22"> </text:span><text:span text:style-name="T36">key_arr</text:span>[<text:span text:style-name="T28">MAX_STRUCT_COUNT</text:span>],<text:span text:style-name="T22"> </text:span><text:span text:style-name="T25">countries</text:span><text:span text:style-name="T22"> </text:span><text:span text:style-name="T36">struct_arr</text:span>[<text:span text:style-name="T28">MAX_STRUCT_COUNT</text:span>],<text:span text:style-name="T22"> </text:span><text:span text:style-name="T19">int</text:span><text:span text:style-name="T22"> </text:span><text:span text:style-name="T36">len</text:span>);</text:p>
        </text:list-item>
        <text:list-item>
          <text:p text:style-name="P181"><text:span text:style-name="T19">void</text:span><text:span text:style-name="T22"> </text:span><text:span text:style-name="T33">key_array_quick_sort_with</text:span>(<text:span text:style-name="T25">key</text:span><text:span text:style-name="T22"> </text:span><text:span text:style-name="T36">arr</text:span>[<text:span text:style-name="T28">MAX_STRUCT_COUNT</text:span>],<text:span text:style-name="T22"> </text:span><text:span text:style-name="T19">int</text:span><text:span text:style-name="T22"> </text:span><text:span text:style-name="T36">first_border</text:span>,<text:span text:style-name="T22"> </text:span><text:span text:style-name="T19">int</text:span><text:span text:style-name="T22"> </text:span><text:span text:style-name="T36">last_border</text:span>,<text:span text:style-name="T22"> </text:span><text:span text:style-name="T25">size_t</text:span><text:span text:style-name="T22"> </text:span>*<text:span text:style-name="T36">size</text:span>);</text:p>
        </text:list-item>
        <text:list-item>
          <text:p text:style-name="P181"><text:span text:style-name="T19">void</text:span><text:span text:style-name="T22"> </text:span><text:span text:style-name="T33">key_array_output_table</text:span>(<text:span text:style-name="T25">key</text:span><text:span text:style-name="T22"> </text:span><text:span text:style-name="T36">key_arr</text:span>[<text:span text:style-name="T28">MAX_STRUCT_COUNT</text:span>], <text:span text:style-name="T25">countries</text:span><text:span text:style-name="T22"> </text:span><text:span text:style-name="T36">struct_arr</text:span>[<text:span text:style-name="T28">MAX_STRUCT_COUNT</text:span>],<text:span text:style-name="T22"> </text:span><text:span text:style-name="T19">int</text:span><text:span text:style-name="T22"> </text:span><text:span text:style-name="T36">len</text:span>);</text:p>
        </text:list-item>
      </text:list>
      <text:p text:style-name="P103">menu.h</text:p>
      <text:list xml:id="list1792277385" text:style-name="L14">
        <text:list-item>
          <text:p text:style-name="P183"><text:span text:style-name="T19">int</text:span><text:span text:style-name="T22"> </text:span><text:span text:style-name="T33">make_choise</text:span>(<text:span text:style-name="T19">int</text:span><text:span text:style-name="T22"> </text:span><text:span text:style-name="T36">choise</text:span>,<text:span text:style-name="T22"> </text:span><text:span text:style-name="T25">countries</text:span><text:span text:style-name="T22"> </text:span><text:span text:style-name="T36">table</text:span>[<text:span text:style-name="T28">MAX_STRUCT_COUNT</text:span>],<text:span text:style-name="T22"> </text:span><text:span text:style-name="T19">int</text:span><text:span text:style-name="T22"> </text:span>*<text:span text:style-name="T36">len</text:span>,<text:span text:style-name="T22"> </text:span><text:span text:style-name="T19">char</text:span><text:span text:style-name="T22"> </text:span><text:span text:style-name="T36">filename</text:span>[<text:span text:style-name="T28">MAX_FILENAME_LEN</text:span>]);</text:p>
        </text:list-item>
        <text:list-item>
          <text:p text:style-name="P183"><text:span text:style-name="T19">void</text:span><text:span text:style-name="T22"> </text:span><text:span text:style-name="T33">output_menu_message</text:span>();</text:p>
        </text:list-item>
        <text:list-item>
          <text:p text:style-name="P183"><text:span text:style-name="T19">void</text:span><text:span text:style-name="T22"> </text:span><text:span text:style-name="T33">output_start_message</text:span>();</text:p>
        </text:list-item>
        <text:list-item>
          <text:p text:style-name="P183"><text:span text:style-name="T19">void</text:span><text:span text:style-name="T22"> </text:span><text:span text:style-name="T33">output_table_title</text:span>();</text:p>
        </text:list-item>
      </text:list>
      <text:p text:style-name="P104">struct_array.h</text:p>
      <text:list xml:id="list1775729074" text:style-name="L15">
        <text:list-item>
          <text:p text:style-name="P184"><text:span text:style-name="T19">int</text:span><text:span text:style-name="T22"> </text:span><text:span text:style-name="T33">struct_array_sort</text:span>(<text:span text:style-name="T25">countries</text:span><text:span text:style-name="T22"> </text:span><text:span text:style-name="T36">arr</text:span>[<text:span text:style-name="T28">MAX_STRUCT_COUNT</text:span>],<text:span text:style-name="T22"> </text:span><text:span text:style-name="T19">int</text:span><text:span text:style-name="T22"> </text:span><text:span text:style-name="T36">len</text:span>,<text:span text:style-name="T22"> </text:span><text:span text:style-name="T25">size_t</text:span><text:span text:style-name="T22"> </text:span>*<text:span text:style-name="T36">size</text:span>);</text:p>
        </text:list-item>
        <text:list-item>
          <text:p text:style-name="P185"><text:span text:style-name="T19">void</text:span><text:span text:style-name="T22"> </text:span><text:span text:style-name="T33">struct_array_quick_sort</text:span>(<text:span text:style-name="T25">countries</text:span><text:span text:style-name="T22"> </text:span><text:span text:style-name="T36">arr</text:span>[<text:span text:style-name="T28">MAX_STRUCT_COUNT</text:span>],<text:span text:style-name="T22"> </text:span><text:span text:style-name="T19">int</text:span><text:span text:style-name="T22"> </text:span><text:span text:style-name="T36">first_border</text:span>,<text:span text:style-name="T22"> </text:span><text:span text:style-name="T19">int</text:span><text:span text:style-name="T22"> </text:span><text:span text:style-name="T36">last_border</text:span>,<text:span text:style-name="T22"> </text:span><text:span text:style-name="T25">size_t</text:span><text:span text:style-name="T22"> </text:span>*<text:span text:style-name="T36">size</text:span>);</text:p>
        </text:list-item>
        <text:list-item>
          <text:p text:style-name="P186"><text:span text:style-name="T19">int</text:span><text:span text:style-name="T22"> </text:span><text:span text:style-name="T33">add_struct</text:span>(<text:span text:style-name="T25">countries</text:span><text:span text:style-name="T22"> </text:span><text:span text:style-name="T36">arr</text:span>[<text:span text:style-name="T28">MAX_STRUCT_COUNT</text:span>],<text:span text:style-name="T22"> </text:span><text:span text:style-name="T19">int</text:span><text:span text:style-name="T22"> </text:span>*<text:span text:style-name="T36">len</text:span>,<text:span text:style-name="T22"> </text:span><text:span text:style-name="T25">countries</text:span><text:span text:style-name="T22"> </text:span><text:span text:style-name="T36">add_element</text:span>);</text:p>
        </text:list-item>
        <text:list-item>
          <text:p text:style-name="P186"><text:span text:style-name="T19">int</text:span><text:span text:style-name="T22"> </text:span><text:span text:style-name="T33">del_struct</text:span>(<text:span text:style-name="T25">countries</text:span><text:span text:style-name="T22"> </text:span><text:span text:style-name="T36">arr</text:span>[<text:span text:style-name="T28">MAX_STRUCT_COUNT</text:span>],<text:span text:style-name="T22"> </text:span><text:span text:style-name="T19">int</text:span><text:span text:style-name="T22"> </text:span>*<text:span text:style-name="T36">len</text:span>,<text:span text:style-name="T22"> </text:span><text:span text:style-name="T19">char</text:span><text:span text:style-name="T22"> </text:span><text:span text:style-name="T36">name</text:span>[<text:span text:style-name="T28">MAX_STRING_FIELD_LEN</text:span>]);</text:p>
        </text:list-item>
        <text:list-item>
          <text:p text:style-name="P185"><text:span text:style-name="T19">void</text:span><text:span text:style-name="T22"> </text:span><text:span text:style-name="T33">output_table</text:span>(<text:span text:style-name="T25">countries</text:span><text:span text:style-name="T22"> </text:span><text:span text:style-name="T36">result</text:span>[<text:span text:style-name="T28">MAX_STRUCT_COUNT</text:span>],<text:span text:style-name="T22"> </text:span><text:span text:style-name="T19">int</text:span><text:span text:style-name="T22"> </text:span><text:span text:style-name="T36">len</text:span>);</text:p>
        </text:list-item>
        <text:list-item>
          <text:p text:style-name="P185"><text:span text:style-name="T19">void</text:span><text:span text:style-name="T22"> </text:span><text:span text:style-name="T33">output_title</text:span>();</text:p>
        </text:list-item>
        <text:list-item>
          <text:p text:style-name="P185"><text:span text:style-name="T19">void</text:span><text:span text:style-name="T22"> </text:span><text:span text:style-name="T33">output_countries_type</text:span>(<text:span text:style-name="T25">countries</text:span><text:span text:style-name="T22"> </text:span><text:span text:style-name="T36">line</text:span>);</text:p>
        </text:list-item>
      </text:list>
      <text:p text:style-name="P105">testing.h</text:p>
      <text:list xml:id="list2101739304" text:style-name="L16">
        <text:list-item>
          <text:p text:style-name="P187"><text:span text:style-name="T19">void</text:span><text:span text:style-name="T22"> </text:span><text:span text:style-name="T33">test_key_sort</text:span>(<text:span text:style-name="T25">countries</text:span><text:span text:style-name="T22"> </text:span><text:span text:style-name="T36">table</text:span>[<text:span text:style-name="T28">MAX_STRUCT_COUNT</text:span>],<text:span text:style-name="T22"> </text:span><text:span text:style-name="T19">int</text:span><text:span text:style-name="T22"> </text:span><text:span text:style-name="T36">len</text:span>,<text:span text:style-name="T22"> <text:s/></text:span><text:span text:style-name="T19">int</text:span><text:span text:style-name="T22"> </text:span>*<text:span text:style-name="T36">time</text:span>,<text:span text:style-name="T22"> </text:span><text:span text:style-name="T19">int</text:span><text:span text:style-name="T22"> </text:span>*<text:span text:style-name="T36">memory</text:span>);</text:p>
        </text:list-item>
        <text:list-item>
          <text:p text:style-name="P188"><text:span text:style-name="T19">void</text:span><text:span text:style-name="T22"> </text:span><text:span text:style-name="T33">test_key_quick_sort</text:span>(<text:span text:style-name="T25">countries</text:span><text:span text:style-name="T22"> </text:span><text:span text:style-name="T36">table</text:span>[<text:span text:style-name="T28">MAX_STRUCT_COUNT</text:span>],<text:span text:style-name="T22"> </text:span><text:span text:style-name="T19">int</text:span><text:span text:style-name="T22"> </text:span><text:span text:style-name="T36">len</text:span>,<text:span text:style-name="T22"> </text:span><text:span text:style-name="T19">int</text:span><text:span text:style-name="T22"> </text:span>*<text:span text:style-name="T36">time</text:span>,<text:span text:style-name="T22"> </text:span><text:span text:style-name="T19">int</text:span><text:span text:style-name="T22"> </text:span>*<text:span text:style-name="T36">memory</text:span>);</text:p>
        </text:list-item>
        <text:list-item>
          <text:p text:style-name="P189"><text:span text:style-name="T19">void</text:span><text:span text:style-name="T22"> </text:span><text:span text:style-name="T33">test_struct_sort</text:span>(<text:span text:style-name="T25">countries</text:span><text:span text:style-name="T22"> </text:span><text:span text:style-name="T36">table</text:span>[<text:span text:style-name="T28">MAX_STRUCT_COUNT</text:span>],<text:span text:style-name="T22"> </text:span><text:span text:style-name="T19">int</text:span><text:span text:style-name="T22"> </text:span><text:span text:style-name="T36">len</text:span>,<text:span text:style-name="T22"> </text:span><text:span text:style-name="T19">int</text:span><text:span text:style-name="T22"> </text:span>*<text:span text:style-name="T36">time</text:span>,<text:span text:style-name="T22"> </text:span><text:span text:style-name="T19">int</text:span><text:span text:style-name="T22"> </text:span>*<text:span text:style-name="T36">memory</text:span>);</text:p>
        </text:list-item>
        <text:list-item>
          <text:p text:style-name="P189"><text:span text:style-name="T19">void</text:span><text:span text:style-name="T22"> </text:span><text:span text:style-name="T33">test_struct_quick_sort</text:span>(<text:span text:style-name="T25">countries</text:span><text:span text:style-name="T22"> </text:span><text:span text:style-name="T36">table</text:span>[<text:span text:style-name="T28">MAX_STRUCT_COUNT</text:span>],<text:span text:style-name="T22"> </text:span><text:span text:style-name="T19">int</text:span><text:span text:style-name="T22"> </text:span><text:span text:style-name="T36">len</text:span>,<text:span text:style-name="T22"> </text:span><text:span text:style-name="T19">int</text:span><text:span text:style-name="T22"> </text:span>*<text:span text:style-name="T36">time</text:span>,<text:span text:style-name="T22"> </text:span><text:span text:style-name="T19">int</text:span><text:span text:style-name="T22"> </text:span>*<text:span text:style-name="T36">memory</text:span>);</text:p>
        </text:list-item>
      </text:list>
      <text:h text:style-name="Heading_20_2" text:outline-level="2">Набор тестов</text:h>
      <text:h text:style-name="Heading_20_3" text:outline-level="3">Негативные тесты</text:h>
      <text:h text:style-name="P113" text:outline-level="4"/>
      <text:h text:style-name="P113" text:outline-level="4">Файл</text:h>
      <text:p text:style-name="P43"/>
      <text:h text:style-name="Heading_20_4" text:outline-level="4">Тест 1</text:h>
      <text:p text:style-name="P39">(Отсутствие файла)</text:p>
      <text:h text:style-name="Heading_20_5" text:outline-level="5">Ввод</text:h>
      <text:p text:style-name="P38">В рабочей дирректории нет файла table_file.txt.</text:p>
      <text:h text:style-name="Heading_20_5" text:outline-level="5">Вывод</text:h>
      <text:p text:style-name="P40">При считывании файла произошла ошибка. </text:p>
      <text:p text:style-name="P40"><text:soft-page-break/>Проверьте наличие файла в директории и правильность его заполнения.</text:p>
      <text:p text:style-name="P40"/>
      <text:h text:style-name="P114" text:outline-level="4">Тест <text:span text:style-name="T55">2</text:span></text:h>
      <text:p text:style-name="P42"><text:span text:style-name="T53">(</text:span><text:span text:style-name="T54">Неправильный файл</text:span><text:span text:style-name="T53">)</text:span></text:p>
      <text:h text:style-name="P139" text:outline-level="5">Ввод</text:h>
      <text:p text:style-name="P42"><text:span text:style-name="T75">Файл </text:span><text:span text:style-name="T53">table_file.txt </text:span><text:span text:style-name="T75">содержит не корректную таблицу, в которой записей &gt; 40 и &lt; 100, а какие либо другие данные, </text:span><text:span text:style-name="T76">или файл пуст</text:span><text:span text:style-name="T75">.</text:span></text:p>
      <text:h text:style-name="P139" text:outline-level="5">Вывод</text:h>
      <text:p text:style-name="P41">При считывании файла произошла ошибка. </text:p>
      <text:p text:style-name="P41">Проверьте наличие файла в директории и правильность его заполнения.</text:p>
      <text:p text:style-name="P48"/>
      <text:h text:style-name="P115" text:outline-level="4">Добавление страны</text:h>
      <text:p text:style-name="P44"/>
      <text:h text:style-name="Heading_20_5" text:outline-level="5">Ввод варианта меню</text:h>
      <text:p text:style-name="P45">---------------------------------------- МЕНЮ ----------------------------------------</text:p>
      <text:p text:style-name="P45"><text:s text:c="6"/>1.Вывести таблицу</text:p>
      <text:p text:style-name="P45"><text:s text:c="6"/>2.Добавить страну в таблицу</text:p>
      <text:p text:style-name="P45"><text:s text:c="6"/>3.Удалить страну из таблицы</text:p>
      <text:p text:style-name="P45"><text:s text:c="6"/>4.Сортировать сортировкой пузырьком по ключу</text:p>
      <text:p text:style-name="P45"><text:s text:c="6"/>5.Сортировать быстрой сортировкой по ключу</text:p>
      <text:p text:style-name="P45"><text:s text:c="6"/>6.Протестировать и сравнить сортировки</text:p>
      <text:p text:style-name="P45"><text:s text:c="6"/>7.Отфильтровать таблицу</text:p>
      <text:p text:style-name="P45"><text:s text:c="6"/>8.Сортировать таблицу и сохранить</text:p>
      <text:p text:style-name="P45"/>
      <text:p text:style-name="P45">Для выбора пункта меню, введите его номер в приведенном списке</text:p>
      <text:p text:style-name="P45">Ввод не из списка - завершение программы</text:p>
      <text:p text:style-name="P49">2</text:p>
      <text:p text:style-name="P49"/>
      <text:h text:style-name="P116" text:outline-level="4">Тест <text:span text:style-name="T77">3</text:span></text:h>
      <text:p text:style-name="P61">Ввод пустого названия страны</text:p>
      <text:h text:style-name="P140" text:outline-level="5">Ввод</text:h>
      <text:p text:style-name="P77">Введите название страны:</text:p>
      <text:p text:style-name="P46"><text:soft-page-break/>«<text:span text:style-name="T79">\n</text:span>»</text:p>
      <text:h text:style-name="P140" text:outline-level="5">Вывод</text:h>
      <text:p text:style-name="P46">Имя не долж<text:span text:style-name="T78">но</text:span> быть пустым</text:p>
      <text:p text:style-name="P46"/>
      <text:h text:style-name="P117" text:outline-level="4">Тест <text:span text:style-name="T56">4</text:span></text:h>
      <text:p text:style-name="P62">Ввод слишком длинного названия страны</text:p>
      <text:h text:style-name="P141" text:outline-level="5">Ввод</text:h>
      <text:p text:style-name="P78">Введите название страны:</text:p>
      <text:p text:style-name="P47">«<text:span text:style-name="T5">asdasdasfafafasfasfasfasfafasfaf</text:span>»</text:p>
      <text:h text:style-name="P141" text:outline-level="5">Вывод</text:h>
      <text:p text:style-name="P2">Слишком длинное название, максимально допустимая длина имени: 29</text:p>
      <text:p text:style-name="P2"/>
      <text:h text:style-name="P118" text:outline-level="4">Тест<text:span text:style-name="T56"> </text:span><text:span text:style-name="T57">5</text:span></text:h>
      <text:p text:style-name="P63"><text:span text:style-name="T80">Ввод </text:span><text:span text:style-name="T81">отрицательного населения страны</text:span></text:p>
      <text:h text:style-name="P142" text:outline-level="5">Ввод</text:h>
      <text:p text:style-name="P63">Введите население страны, не больше населения всей земли 7600000000, не меньше 1</text:p>
      <text:p text:style-name="P50">-1</text:p>
      <text:h text:style-name="P142" text:outline-level="5">Вывод</text:h>
      <text:p text:style-name="P3">Ввод некорректен, это должны быть числа указанного диапазона.</text:p>
      <text:p text:style-name="P4"/>
      <text:h text:style-name="P119" text:outline-level="4">Тест<text:span text:style-name="T56"> </text:span><text:span text:style-name="T58">6</text:span></text:h>
      <text:p text:style-name="P64"><text:span text:style-name="T80">Ввод </text:span><text:span text:style-name="T82">слишком большого</text:span><text:span text:style-name="T81"> населения страны</text:span></text:p>
      <text:h text:style-name="P143" text:outline-level="5">Ввод</text:h>
      <text:p text:style-name="P7">Введите население страны, не больше населения всей земли 7600000000, не меньше 1</text:p>
      <text:p text:style-name="P51">1233444444444</text:p>
      <text:h text:style-name="P143" text:outline-level="5">Вывод</text:h>
      <text:p text:style-name="P5">Ввод некорректен, это должны быть числа указанного диапазона.</text:p>
      <text:p text:style-name="P5"/>
      <text:h text:style-name="P120" text:outline-level="4">Тест<text:span text:style-name="T56"> </text:span><text:span text:style-name="T59">7</text:span></text:h>
      <text:p text:style-name="P65"><text:span text:style-name="T80">Ввод </text:span><text:span text:style-name="T83">пустого имени столицы</text:span></text:p>
      <text:h text:style-name="P144" text:outline-level="5"><text:soft-page-break/>Ввод</text:h>
      <text:p text:style-name="P8">Введите столицу страны</text:p>
      <text:p text:style-name="P8">«<text:span text:style-name="T6">\n</text:span>»</text:p>
      <text:h text:style-name="P144" text:outline-level="5">Вывод</text:h>
      <text:p text:style-name="P8">Имя не должно быть пустым</text:p>
      <text:h text:style-name="P121" text:outline-level="4"/>
      <text:h text:style-name="P121" text:outline-level="4">Тест<text:span text:style-name="T56"> </text:span><text:span text:style-name="T60">8</text:span></text:h>
      <text:p text:style-name="P66"><text:span text:style-name="T80">Ввод </text:span><text:span text:style-name="T84">слишком длинного</text:span><text:span text:style-name="T83"> имени столицы</text:span></text:p>
      <text:h text:style-name="P145" text:outline-level="5">Ввод</text:h>
      <text:p text:style-name="P9">Введите столицу страны</text:p>
      <text:p text:style-name="P58">aaaaaaaaaaaaaaaaaaaaaaaaaaaaaaaaaaaaaaaaaaaaaaaaaaaaa</text:p>
      <text:h text:style-name="P145" text:outline-level="5">Вывод</text:h>
      <text:p text:style-name="P6">Слишком длинное название, максимально допустимая длина имени: 29</text:p>
      <text:p text:style-name="P94"/>
      <text:h text:style-name="P122" text:outline-level="4">Тест<text:span text:style-name="T56"> </text:span><text:span text:style-name="T61">9</text:span></text:h>
      <text:p text:style-name="P67"><text:span text:style-name="T80">Ввод </text:span><text:span text:style-name="T85">неправильного номера материка</text:span></text:p>
      <text:h text:style-name="P146" text:outline-level="5">Ввод</text:h>
      <text:p text:style-name="P10">Введите номер материка в списке:</text:p>
      <text:p text:style-name="P10">1. Africa</text:p>
      <text:p text:style-name="P10">2. North America</text:p>
      <text:p text:style-name="P10">3. South America</text:p>
      <text:p text:style-name="P10">4. Australia</text:p>
      <text:p text:style-name="P10">5. Eurasia</text:p>
      <text:p text:style-name="P10">6. Island</text:p>
      <text:p text:style-name="P10">7. Antarctica</text:p>
      <text:p text:style-name="P53">a</text:p>
      <text:h text:style-name="P146" text:outline-level="5">Вывод</text:h>
      <text:p text:style-name="P10">Некорректный ввод</text:p>
      <text:p text:style-name="P95"/>
      <text:h text:style-name="P123" text:outline-level="4">Тест<text:span text:style-name="T56"> </text:span><text:span text:style-name="T61">9</text:span></text:h>
      <text:p text:style-name="P68"><text:span text:style-name="T80">Ввод </text:span><text:span text:style-name="T85">неправильного номера материка</text:span></text:p>
      <text:h text:style-name="P147" text:outline-level="5"><text:soft-page-break/>Ввод</text:h>
      <text:p text:style-name="P11">Введите номер материка в списке:</text:p>
      <text:p text:style-name="P11">1. Africa</text:p>
      <text:p text:style-name="P11">2. North America</text:p>
      <text:p text:style-name="P11">3. South America</text:p>
      <text:p text:style-name="P11">4. Australia</text:p>
      <text:p text:style-name="P11">5. Eurasia</text:p>
      <text:p text:style-name="P11">6. Island</text:p>
      <text:p text:style-name="P11">7. Antarctica</text:p>
      <text:p text:style-name="P52">11</text:p>
      <text:h text:style-name="P147" text:outline-level="5">Вывод</text:h>
      <text:p text:style-name="P11">Некорректный ввод</text:p>
      <text:p text:style-name="P11"/>
      <text:h text:style-name="P124" text:outline-level="4">Тест<text:span text:style-name="T56"> </text:span><text:span text:style-name="T61">9</text:span></text:h>
      <text:p text:style-name="P69"><text:span text:style-name="T80">Ввод </text:span><text:span text:style-name="T85">неправильного номера </text:span><text:span text:style-name="T86">тип</text:span><text:span text:style-name="T87">а</text:span><text:span text:style-name="T86"> туризма</text:span></text:p>
      <text:h text:style-name="P148" text:outline-level="5">Ввод</text:h>
      <text:p text:style-name="P12">Введите номер типа туризма в списке:</text:p>
      <text:p text:style-name="P12">1. excursion</text:p>
      <text:p text:style-name="P12">2. beach</text:p>
      <text:p text:style-name="P12">3. sport</text:p>
      <text:p text:style-name="P54">a</text:p>
      <text:h text:style-name="P148" text:outline-level="5">Вывод</text:h>
      <text:p text:style-name="P12">Некорректный ввод</text:p>
      <text:p text:style-name="P12"/>
      <text:h text:style-name="P125" text:outline-level="4">Тест<text:span text:style-name="T56"> </text:span><text:span text:style-name="T62">10</text:span></text:h>
      <text:p text:style-name="P70"><text:span text:style-name="T80">Ввод </text:span><text:span text:style-name="T85">неправильного номера </text:span><text:span text:style-name="T86">тип</text:span><text:span text:style-name="T87">а</text:span><text:span text:style-name="T86"> туризма</text:span></text:p>
      <text:h text:style-name="P149" text:outline-level="5">Ввод</text:h>
      <text:p text:style-name="P13">Введите номер типа туризма в списке:</text:p>
      <text:p text:style-name="P13">1. excursion</text:p>
      <text:p text:style-name="P13">2. beach</text:p>
      <text:p text:style-name="P13">3. sport</text:p>
      <text:p text:style-name="P56">-11</text:p>
      <text:h text:style-name="P149" text:outline-level="5"><text:soft-page-break/>Вывод</text:h>
      <text:p text:style-name="P13">Некорректный ввод</text:p>
      <text:p text:style-name="P13"/>
      <text:h text:style-name="P126" text:outline-level="4">Тест<text:span text:style-name="T56"> </text:span><text:span text:style-name="T63">11</text:span></text:h>
      <text:p text:style-name="P71"><text:span text:style-name="T80">Ввод </text:span><text:span text:style-name="T85">неправильного номера </text:span><text:span text:style-name="T86">тип</text:span><text:span text:style-name="T87">а</text:span><text:span text:style-name="T86"> </text:span><text:span text:style-name="T87">экскурсионного </text:span><text:span text:style-name="T86">туризма</text:span></text:p>
      <text:h text:style-name="P150" text:outline-level="5">Ввод</text:h>
      <text:p text:style-name="P14">Введите номер типа экскурсий в списке:</text:p>
      <text:p text:style-name="P14">1. nature</text:p>
      <text:p text:style-name="P14">2. art</text:p>
      <text:p text:style-name="P14">3. history</text:p>
      <text:p text:style-name="P55">a</text:p>
      <text:h text:style-name="P150" text:outline-level="5">Вывод</text:h>
      <text:p text:style-name="P15">Некорректный ввод</text:p>
      <text:p text:style-name="P15"/>
      <text:h text:style-name="P127" text:outline-level="4">Тест<text:span text:style-name="T56"> </text:span><text:span text:style-name="T62">1</text:span><text:span text:style-name="T64">2</text:span></text:h>
      <text:p text:style-name="P72"><text:span text:style-name="T80">Ввод </text:span><text:span text:style-name="T85">неправильного номера </text:span><text:span text:style-name="T86">тип</text:span><text:span text:style-name="T87">а</text:span><text:span text:style-name="T86"> </text:span><text:span text:style-name="T88">э</text:span><text:span text:style-name="T87">кскурсионного </text:span><text:span text:style-name="T86">туризма</text:span></text:p>
      <text:h text:style-name="P151" text:outline-level="5">Ввод</text:h>
      <text:p text:style-name="P15">Введите номер типа экскурсий в списке:</text:p>
      <text:p text:style-name="P15">1. nature</text:p>
      <text:p text:style-name="P15">2. art</text:p>
      <text:p text:style-name="P15">3. history</text:p>
      <text:p text:style-name="P57">-11</text:p>
      <text:h text:style-name="P151" text:outline-level="5">Вывод</text:h>
      <text:p text:style-name="P15">Некорректный ввод</text:p>
      <text:p text:style-name="P16"/>
      <text:h text:style-name="P128" text:outline-level="4">Тест<text:span text:style-name="T56"> </text:span><text:span text:style-name="T62">1</text:span><text:span text:style-name="T65">3</text:span></text:h>
      <text:p text:style-name="P73"><text:span text:style-name="T80">Ввод </text:span><text:span text:style-name="T85">неправильного </text:span><text:span text:style-name="T89">кол-ва памятников</text:span></text:p>
      <text:h text:style-name="P152" text:outline-level="5">Ввод</text:h>
      <text:p text:style-name="P24">Введите количество памятников, не больше 7600000000, не меньше 1</text:p>
      <text:p text:style-name="P24">-<text:span text:style-name="T90">1</text:span></text:p>
      <text:h text:style-name="P152" text:outline-level="5">Вывод</text:h>
      <text:p text:style-name="P16">Ввод некорректен</text:p>
      <text:h text:style-name="P129" text:outline-level="4"><text:soft-page-break/></text:h>
      <text:h text:style-name="P129" text:outline-level="4">Тест<text:span text:style-name="T56"> </text:span><text:span text:style-name="T62">1</text:span><text:span text:style-name="T66">4</text:span></text:h>
      <text:p text:style-name="P74"><text:span text:style-name="T80">Ввод </text:span><text:span text:style-name="T85">неправильного </text:span><text:span text:style-name="T89">кол-ва памятников</text:span></text:p>
      <text:h text:style-name="P153" text:outline-level="5">Ввод</text:h>
      <text:p text:style-name="P25">Введите количество памятников, не больше 7600000000, не меньше 1</text:p>
      <text:p text:style-name="P27">a</text:p>
      <text:h text:style-name="P153" text:outline-level="5">Вывод</text:h>
      <text:p text:style-name="P17">Ввод некорректен</text:p>
      <text:h text:style-name="P130" text:outline-level="4"/>
      <text:h text:style-name="P130" text:outline-level="4">Тест<text:span text:style-name="T56"> </text:span><text:span text:style-name="T62">1</text:span><text:span text:style-name="T67">5</text:span></text:h>
      <text:p text:style-name="P75"><text:span text:style-name="T80">Ввод </text:span><text:span text:style-name="T85">неправильного </text:span><text:span text:style-name="T89">кол-ва памятников</text:span></text:p>
      <text:h text:style-name="P154" text:outline-level="5">Ввод</text:h>
      <text:p text:style-name="P26">Введите количество памятников, не больше 7600000000, не меньше 1</text:p>
      <text:p text:style-name="P28">100000000000000000000000000000000</text:p>
      <text:h text:style-name="P154" text:outline-level="5">Вывод</text:h>
      <text:p text:style-name="P18">Ввод некорректен</text:p>
      <text:p text:style-name="P75"/>
      <text:h text:style-name="P131" text:outline-level="4">Тест<text:span text:style-name="T56"> </text:span><text:span text:style-name="T62">1</text:span><text:span text:style-name="T68">6</text:span></text:h>
      <text:p text:style-name="P76"><text:span text:style-name="T80">В</text:span><text:span text:style-name="T91">вод неправильного номера пляжного сезона из списка</text:span></text:p>
      <text:h text:style-name="P155" text:outline-level="5">Ввод</text:h>
      <text:p text:style-name="P29">Введите номер сезона в списке:</text:p>
      <text:p text:style-name="P29">1. winter</text:p>
      <text:p text:style-name="P29">2. spring</text:p>
      <text:p text:style-name="P29">3. summer</text:p>
      <text:p text:style-name="P29">4. autumn</text:p>
      <text:p text:style-name="P60">-<text:span text:style-name="T92">1</text:span></text:p>
      <text:h text:style-name="P155" text:outline-level="5">Вывод</text:h>
      <text:p text:style-name="P19">Ввод некорректен</text:p>
      <text:p text:style-name="P79"/>
      <text:h text:style-name="P132" text:outline-level="4">Тест<text:span text:style-name="T56"> </text:span><text:span text:style-name="T62">1</text:span><text:span text:style-name="T69">7</text:span></text:h>
      <text:p text:style-name="P79"><text:span text:style-name="T80">В</text:span><text:span text:style-name="T91">вод неправильного номера пляжного сезона из списка</text:span></text:p>
      <text:h text:style-name="P156" text:outline-level="5"><text:soft-page-break/>Ввод</text:h>
      <text:p text:style-name="P30">Введите номер сезона в списке:</text:p>
      <text:p text:style-name="P30">1. winter</text:p>
      <text:p text:style-name="P30">2. spring</text:p>
      <text:p text:style-name="P30">3. summer</text:p>
      <text:p text:style-name="P30">4. autumn</text:p>
      <text:p text:style-name="P59">a</text:p>
      <text:h text:style-name="P156" text:outline-level="5">Вывод</text:h>
      <text:p text:style-name="P20">Ввод некорректен</text:p>
      <text:p text:style-name="P80"/>
      <text:h text:style-name="P133" text:outline-level="4">Тест<text:span text:style-name="T56"> </text:span><text:span text:style-name="T62">1</text:span><text:span text:style-name="T70">8</text:span></text:h>
      <text:p text:style-name="P80"><text:span text:style-name="T80">В</text:span><text:span text:style-name="T91">вод неправильно</text:span><text:span text:style-name="T94">й т</text:span><text:span text:style-name="T93">емпературы воздуха для пляжного сезона</text:span></text:p>
      <text:h text:style-name="P157" text:outline-level="5">Ввод</text:h>
      <text:p text:style-name="P31">Введите температуру воздуха, не больше 70, не меньше 0</text:p>
      <text:p text:style-name="P31">-<text:span text:style-name="T93">12</text:span></text:p>
      <text:h text:style-name="P157" text:outline-level="5">Вывод</text:h>
      <text:p text:style-name="P21">Ввод некорректен</text:p>
      <text:p text:style-name="P21"/>
      <text:h text:style-name="P134" text:outline-level="4">Тест<text:span text:style-name="T56"> </text:span><text:span text:style-name="T62">1</text:span><text:span text:style-name="T71">9</text:span></text:h>
      <text:p text:style-name="P81"><text:span text:style-name="T80">В</text:span><text:span text:style-name="T91">вод неправильно</text:span><text:span text:style-name="T94">й </text:span><text:span text:style-name="T93">температуры во</text:span><text:span text:style-name="T95">ды </text:span><text:span text:style-name="T96">д</text:span><text:span text:style-name="T93">ля пляжного сезона</text:span></text:p>
      <text:h text:style-name="P158" text:outline-level="5">Ввод</text:h>
      <text:p text:style-name="P81"><text:span text:style-name="T17">Введите температуру во</text:span><text:span text:style-name="T18">ды</text:span><text:span text:style-name="T17">, не больше 70, не меньше 0</text:span></text:p>
      <text:p text:style-name="P32">+122</text:p>
      <text:h text:style-name="P158" text:outline-level="5">Вывод</text:h>
      <text:p text:style-name="P22">Ввод некорректен</text:p>
      <text:p text:style-name="P23"/>
      <text:h text:style-name="P135" text:outline-level="4">Тест<text:span text:style-name="T56"> </text:span><text:span text:style-name="T72">20</text:span></text:h>
      <text:p text:style-name="P86"><text:span text:style-name="T80">В</text:span><text:span text:style-name="T91">вод неправильн</text:span><text:span text:style-name="T99">ого времени путешествия</text:span></text:p>
      <text:h text:style-name="P159" text:outline-level="5">Ввод</text:h>
      <text:p text:style-name="P207">Введите время путешествия в минутах, не больше 7200, не меньше 1</text:p>
      <text:p text:style-name="P33">-<text:span text:style-name="T100">10</text:span></text:p>
      <text:h text:style-name="P159" text:outline-level="5"><text:soft-page-break/>Вывод</text:h>
      <text:p text:style-name="P23">Ввод некорректен</text:p>
      <text:p text:style-name="P23"/>
      <text:h text:style-name="P136" text:outline-level="4">Тест<text:span text:style-name="T56"> </text:span><text:span text:style-name="T72">2</text:span><text:span text:style-name="T73">1</text:span></text:h>
      <text:p text:style-name="P87"><text:span text:style-name="T80">В</text:span><text:span text:style-name="T91">вод </text:span><text:span text:style-name="T101">имени для удаления, которого нет в таблице</text:span></text:p>
      <text:h text:style-name="P160" text:outline-level="5">Ввод</text:h>
      <text:p text:style-name="P208">Введите название страны:</text:p>
      <text:p text:style-name="P34">Asa1</text:p>
      <text:h text:style-name="P160" text:outline-level="5">Вывод</text:h>
      <text:p text:style-name="P209">Такого имени нет в таблице</text:p>
      <text:p text:style-name="P210"/>
      <text:h text:style-name="P138" text:outline-level="4">Тест<text:span text:style-name="T56"> </text:span><text:span text:style-name="T72">2</text:span><text:span text:style-name="T74">2</text:span></text:h>
      <text:p text:style-name="P215"><text:span text:style-name="T80">В</text:span><text:span text:style-name="T105">вод критериев для </text:span><text:span text:style-name="T106">фильтра</text:span><text:span text:style-name="T105">, при которых нечего показать</text:span></text:p>
      <text:h text:style-name="P161" text:outline-level="5">Ввод</text:h>
      <text:p text:style-name="P211">Введите номер материка в списке:</text:p>
      <text:p text:style-name="P211">1. Africa</text:p>
      <text:p text:style-name="P211">2. North America</text:p>
      <text:p text:style-name="P211">3. South America</text:p>
      <text:p text:style-name="P211">4. Australia</text:p>
      <text:p text:style-name="P211">5. Eurasia</text:p>
      <text:p text:style-name="P211">6. Island</text:p>
      <text:p text:style-name="P211"><text:span text:style-name="T102">7. Antarctica</text:span></text:p>
      <text:p text:style-name="P216">4</text:p>
      <text:p text:style-name="P212">Введите номер вида спорта в списке:</text:p>
      <text:p text:style-name="P212">1. alpine ski</text:p>
      <text:p text:style-name="P212">2. climbing</text:p>
      <text:p text:style-name="P212">3. surfing</text:p>
      <text:p text:style-name="P216">3</text:p>
      <text:h text:style-name="P161" text:outline-level="5">Вывод</text:h>
      <text:p text:style-name="P213">Нечего показывать</text:p>
      <text:h text:style-name="Heading_20_4" text:outline-level="4"><text:soft-page-break/>Положительные тесты</text:h>
      <text:h text:style-name="Heading_20_5" text:outline-level="5">При выборе 1 — вывод таблицы</text:h>
      <text:h text:style-name="Heading_20_5" text:outline-level="5">При выборе 2</text:h>
      <text:p text:style-name="P110">Введите название страны:</text:p>
      <text:p text:style-name="P110">AddCountry</text:p>
      <text:p text:style-name="P110">Введите население страны, не больше населения всей земли 7600000000, не меньше 1</text:p>
      <text:p text:style-name="P110">11212</text:p>
      <text:p text:style-name="P110">Введите столицу страны</text:p>
      <text:p text:style-name="P110">Test</text:p>
      <text:p text:style-name="P110">Введите номер материка в списке:</text:p>
      <text:p text:style-name="P110">1. Africa</text:p>
      <text:p text:style-name="P110">2. North America</text:p>
      <text:p text:style-name="P110">3. South America</text:p>
      <text:p text:style-name="P110">4. Australia</text:p>
      <text:p text:style-name="P110">5. Eurasia</text:p>
      <text:p text:style-name="P110">6. Island</text:p>
      <text:p text:style-name="P110">7. Antarctica</text:p>
      <text:p text:style-name="P110">2</text:p>
      <text:p text:style-name="P110">Введите номер типа туризма в списке:</text:p>
      <text:p text:style-name="P110">1. excursion</text:p>
      <text:p text:style-name="P110">2. beach</text:p>
      <text:p text:style-name="P110">3. sport</text:p>
      <text:p text:style-name="P110">2</text:p>
      <text:p text:style-name="P110">Введите номер сезона в списке:</text:p>
      <text:p text:style-name="P110">1. winter</text:p>
      <text:p text:style-name="P110">2. spring</text:p>
      <text:p text:style-name="P110">3. summer</text:p>
      <text:p text:style-name="P110">4. autumn</text:p>
      <text:p text:style-name="P110">2</text:p>
      <text:p text:style-name="P110">Введите температуру воздуха, не больше 70, не меньше 0</text:p>
      <text:p text:style-name="P110">2</text:p>
      <text:p text:style-name="P110">Введите температуру воды, не больше 70, не меньше 0</text:p>
      <text:p text:style-name="P110">2</text:p>
      <text:p text:style-name="P110">Введите время путешествия в минутах, не больше 7200, не меньше 1</text:p>
      <text:p text:style-name="P110">2</text:p>
      <text:p text:style-name="P110">Страна успешно добавлена!</text:p>
      <text:h text:style-name="Heading_20_5" text:outline-level="5">При выборе 3</text:h>
      <text:p text:style-name="P110">Введите название страны:</text:p>
      <text:p text:style-name="P110">Delete Country</text:p>
      <text:p text:style-name="P110">Страна успешно удалена!</text:p>
      <text:h text:style-name="Heading_20_5" text:outline-level="5"><text:soft-page-break/>При выборе 4 и 5 — отсортированая по алфавиту таблица</text:h>
      <text:h text:style-name="Heading_20_5" text:outline-level="5">При выборе 6 Ввод результатов тестирования</text:h>
      <text:h text:style-name="Heading_20_5" text:outline-level="5">При выборе 7 Отфильтрованная таблица по материку и виду спорта</text:h>
      <text:p text:style-name="P111">Введите номер материка в списке:</text:p>
      <text:p text:style-name="P111">1. Africa</text:p>
      <text:p text:style-name="P111">2. North America</text:p>
      <text:p text:style-name="P111">3. South America</text:p>
      <text:p text:style-name="P111">4. Australia</text:p>
      <text:p text:style-name="P111">5. Eurasia</text:p>
      <text:p text:style-name="P111">6. Island</text:p>
      <text:p text:style-name="P111">7. Antarctica</text:p>
      <text:p text:style-name="P111">2</text:p>
      <text:p text:style-name="P111">Введите номер вида спорта в списке:</text:p>
      <text:p text:style-name="P111">1. alpine ski</text:p>
      <text:p text:style-name="P111">2. climbing</text:p>
      <text:p text:style-name="P111">3. surfing</text:p>
      <text:p text:style-name="P111">2</text:p>
      <text:h text:style-name="Heading_20_5" text:outline-level="5">При выборе 8 — сортируется и сохраняется таблица</text:h>
      <text:h text:style-name="Heading_20_2" text:outline-level="2">Выводы о проделанной работе</text:h>
      <text:p text:style-name="P221">Результаты тестирования</text:p>
      <text:p text:style-name="P223">Таблица с результатами тестирования (на английском)</text:p>
      <text:p text:style-name="P223">В колонках time % и memory % сравниваются между собой быстрая сортировка и сортировка пузырьком из значений для этих полей выбирается наибольшее и берется за 100, другое высчитывается относительно него</text:p>
      <text:p text:style-name="P112">|sorted| <text:s text:c="2"/>sorting| <text:s/>table| <text:s text:c="2"/>time| <text:s/>memory| <text:s text:c="5"/>time| <text:s text:c="3"/>memory|</text:p>
      <text:p text:style-name="P112">|object| <text:s text:c="5"/>type| <text:s text:c="2"/>size|seconds| <text:s text:c="2"/>bytes| <text:s text:c="8"/>%| <text:s text:c="8"/>%|</text:p>
      <text:p text:style-name="P112">_________________________________________________________________</text:p>
      <text:p text:style-name="P112"/>
      <text:p text:style-name="P112">| <text:s text:c="2"/>key| <text:s text:c="5"/>sort| <text:s text:c="4"/>51| 136588| <text:s text:c="3"/>3648| <text:s text:c="2"/>100.000| <text:s text:c="3"/>41.502|</text:p>
      <text:p text:style-name="P112">| <text:s text:c="2"/>key|quick sort| <text:s text:c="4"/>51| 106670| <text:s text:c="3"/>8790| <text:s text:c="3"/>78.096| <text:s text:c="2"/>100.000|</text:p>
      <text:p text:style-name="P112">-----------------------------------------------------------------</text:p>
      <text:p text:style-name="P112">| table| <text:s text:c="5"/>sort| <text:s text:c="4"/>51| <text:s/>87161| <text:s text:c="4"/>192| <text:s text:c="3"/>95.649| <text:s text:c="3"/>19.048|</text:p>
      <text:p text:style-name="P112">| table|quick sort| <text:s text:c="4"/>51| <text:s/>91126| <text:s text:c="3"/>1008| <text:s text:c="2"/>100.000| <text:s text:c="2"/>100.000|</text:p>
      <text:p text:style-name="P112">_________________________________________________________________</text:p>
      <text:p text:style-name="P112"/>
      <text:p text:style-name="P112">| <text:s text:c="2"/>key| <text:s text:c="5"/>sort| <text:s text:c="4"/>25| <text:s/>24731| <text:s text:c="3"/>3648| <text:s text:c="3"/>80.602| <text:s text:c="3"/>91.018|</text:p>
      <text:p text:style-name="P112">| <text:s text:c="2"/>key|quick sort| <text:s text:c="4"/>25| <text:s/>30683| <text:s text:c="3"/>4008| <text:s text:c="2"/>100.000| <text:s text:c="2"/>100.000|</text:p>
      <text:p text:style-name="P112">-----------------------------------------------------------------</text:p>
      <text:p text:style-name="P112">| table| <text:s text:c="5"/>sort| <text:s text:c="4"/>25| <text:s/>23411| <text:s text:c="4"/>192| <text:s text:c="3"/>95.295| <text:s text:c="3"/>47.525|</text:p>
      <text:p text:style-name="P112">| table|quick sort| <text:s text:c="4"/>25| <text:s/>24567| <text:s text:c="4"/>404| <text:s text:c="2"/>100.000| <text:s text:c="2"/>100.000|</text:p>
      <text:p text:style-name="P112">_________________________________________________________________</text:p>
      <text:p text:style-name="P112"/>
      <text:p text:style-name="P112"><text:soft-page-break/>| <text:s text:c="2"/>key| <text:s text:c="5"/>sort| <text:s text:c="4"/>12| <text:s text:c="2"/>4437| <text:s text:c="3"/>3648| <text:s text:c="3"/>56.429| <text:s text:c="3"/>96.000|</text:p>
      <text:p text:style-name="P112">| <text:s text:c="2"/>key|quick sort| <text:s text:c="4"/>12| <text:s text:c="2"/>7863| <text:s text:c="3"/>3800| <text:s text:c="2"/>100.000| <text:s text:c="2"/>100.000|</text:p>
      <text:p text:style-name="P112">-----------------------------------------------------------------</text:p>
      <text:p text:style-name="P112">| table| <text:s text:c="5"/>sort| <text:s text:c="4"/>12| <text:s text:c="2"/>4667| <text:s text:c="4"/>192| <text:s text:c="3"/>73.025| <text:s text:c="3"/>97.959|</text:p>
      <text:p text:style-name="P112">| table|quick sort| <text:s text:c="4"/>12| <text:s text:c="2"/>6391| <text:s text:c="4"/>196| <text:s text:c="2"/>100.000| <text:s text:c="2"/>100.000|</text:p>
      <text:p text:style-name="P112">_________________________________________________________________</text:p>
      <text:p text:style-name="P112"/>
      <text:p text:style-name="P112">| <text:s text:c="2"/>key| <text:s text:c="5"/>sort| <text:s text:c="5"/>6| <text:s text:c="2"/>1005| <text:s text:c="3"/>3648| <text:s text:c="3"/>36.360| <text:s text:c="3"/>98.488|</text:p>
      <text:p text:style-name="P112">| <text:s text:c="2"/>key|quick sort| <text:s text:c="5"/>6| <text:s text:c="2"/>2764| <text:s text:c="3"/>3704| <text:s text:c="2"/>100.000| <text:s text:c="2"/>100.000|</text:p>
      <text:p text:style-name="P112">-----------------------------------------------------------------</text:p>
      <text:p text:style-name="P112">| table| <text:s text:c="5"/>sort| <text:s text:c="5"/>6| <text:s text:c="2"/>1744| <text:s text:c="4"/>192| <text:s text:c="3"/>72.036| <text:s text:c="2"/>100.000|</text:p>
      <text:p text:style-name="P112">| table|quick sort| <text:s text:c="5"/>6| <text:s text:c="2"/>2421| <text:s text:c="4"/>100| <text:s text:c="2"/>100.000| <text:s text:c="3"/>52.083|</text:p>
      <text:p text:style-name="P112">_________________________________________________________________</text:p>
      <text:p text:style-name="P112">Конец тестирования</text:p>
      <text:p text:style-name="P88"/>
      <text:p text:style-name="P88"><text:span text:style-name="T16">При выполнении лабораторной работы я </text:span><text:span text:style-name="T97">познакомилась с новым типом данных — объединением </text:span><text:span text:style-name="T98">и попрактиковалась в его использовании, научилась обрабатывать таблицы с вариантными полями.</text:span></text:p>
      <text:p text:style-name="P214">Также сравнила время и память работы быстрой сортировки и сортировки пузырьком. А также соортировки целиком структур и только массивов ключей. <text:s/><text:span text:style-name="T107">Поскольку быстрая сортировка была реализована через рекурсию, то по времени </text:span><text:span text:style-name="T108">и памяти</text:span><text:span text:style-name="T107"> она оказалась менее выгодна (в большинстве случаев), чем сортировка пузырьком.</text:span></text:p>
      <text:p text:style-name="P217">Сортировка по ключам, как правило невыгодна н<text:span text:style-name="T110">и</text:span> по времени, ни по памяти. </text:p>
      <text:p text:style-name="P218">Самая выгодная сортировка по памяти — сортировка всей таблицы пузырьком. Т.к. быстрая сортировка реализована рекурсией, то з<text:span text:style-name="T109">а</text:span>н<text:span text:style-name="T109">и</text:span>маемая ею память зависит от кол-ва вызовов этой функции, т. е. <text:span text:style-name="T111">о</text:span>т кол-ва элементов. <text:span text:style-name="T110">Поэтому при малом кол-ве элементов (6 элементов), быстрая сортировка </text:span><text:span text:style-name="T111">всей таблицы </text:span><text:span text:style-name="T110">оказалась выгоднее, сортировки пузырьком. Во всех остальных случаях она </text:span><text:span text:style-name="T112">требует</text:span><text:span text:style-name="T110"> значительно больше места.</text:span></text:p>
      <text:p text:style-name="P219"><text:span text:style-name="T113">По времени самая эффективная сортировка — сортировка пузырьком всей таблицы. Из-за того что быстрая сортировка реализована рекурсией,</text:span><text:span text:style-name="T110"> </text:span><text:span text:style-name="T113">она менее эффективна по времени. </text:span><text:span text:style-name="T114">Единственное исключение быстрая сортировка по ключам и сортировка пузырьком по ключам массива с 51 структурой. Можно сделать вывод, что для больших массивов быстрая сортировка по ключам быстрее сортировки пузырьком по ключам даже при реализации через рекурсию. </text:span></text:p>
      <text:h text:style-name="Heading_20_2" text:outline-level="2">Ответы на вопросы</text:h>
      <text:h text:style-name="P137" text:outline-level="4">1. Как выделяется память под вариантную часть записи?</text:h>
      <text:p text:style-name="P85">С помощью объединения. Выделяется память под максимально воможный вариант записи, а после к ней обращаются как к нужной записи.</text:p>
      <text:h text:style-name="P137" text:outline-level="4"><text:soft-page-break/>2.Что будет, если в вариантную часть ввести данные, несоответствующие описанным?</text:h>
      <text:p text:style-name="P84">Они могут быть распознаны в нужных структурах, но результат (то что будет прочитано) непредсказуем.</text:p>
      <text:h text:style-name="P137" text:outline-level="4">3.Кто должен следить за правильностью выполнения операций с вариантной частью записи?</text:h>
      <text:p text:style-name="P82">Программист</text:p>
      <text:h text:style-name="P137" text:outline-level="4">4.Что представляет собой таблица ключей, зачем она нужна?</text:h>
      <text:p text:style-name="P83">Таблица ключией — это массив полей, по которым будет происходить поиск.</text:p>
      <text:h text:style-name="P137" text:outline-level="4">5.В каких случаях эффективнее обрабатывать данные в самой таблице, а когда –использовать таблицу ключей?</text:h>
      <text:p text:style-name="P83">При небольшом кол-ве элементов лучше обрабатывать таблицу целиком, при большом — таблицу ключей.</text:p>
      <text:h text:style-name="P137" text:outline-level="4">6.Какие способы сортировки предпочтительнее для обработки таблиц и почему?</text:h>
      <text:p text:style-name="P89">Из выбранных мною сортировок эфективнее и по времени и по памяти оказалась сортировка пузырьком. Т.к. быстрая сортировка была реализована рекурсией, она оказалась н<text:span text:style-name="T104">е</text:span> выгодна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-asian="Noto Serif CJK SC" style:font-family-asian="'Noto Serif CJK SC'" style:font-family-generic-asian="system" style:font-pitch-asian="variable" style:font-name-complex="FreeSans" style:font-family-complex="FreeSans" style:font-family-generic-complex="system" style:font-pitch-complex="variable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7T20:54:11.403251410</meta:creation-date>
    <dc:date>2020-10-18T15:38:04.671627292</dc:date>
    <meta:editing-duration>P4DT9H27M27S</meta:editing-duration>
    <meta:editing-cycles>337</meta:editing-cycles>
    <meta:generator>LibreOffice/6.4.6.2$Linux_X86_64 LibreOffice_project/40$Build-2</meta:generator>
    <meta:document-statistic meta:table-count="1" meta:image-count="1" meta:object-count="0" meta:page-count="19" meta:paragraph-count="552" meta:word-count="2512" meta:character-count="20031" meta:non-whitespace-character-count="17588"/>
  </office:meta>
</office:document-meta>
</file>